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style:font-name="Liberation Sans" style:font-name-asian="Droid Sans Fallback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61in" svg:height="5.4008in" svg:x="13.3213in" svg:y="1.248in">
            <draw:object draw:notify-on-update-of-ranges="Sheet1.E4:Sheet1.E4 Sheet1.E5:Sheet1.E72 Sheet1.F4:Sheet1.F4 Sheet1.F5:Sheet1.F72 Sheet1.G4:Sheet1.G4 Sheet1.G5:Sheet1.G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252in" svg:height="5.4843in" svg:x="23.1272in" svg:y="1.224in">
            <draw:object draw:notify-on-update-of-ranges="Sheet1.E4:Sheet1.E4 Sheet1.E5:Sheet1.E72 Sheet1.H4:Sheet1.H4 Sheet1.H5:Sheet1.H72 Sheet1.I4:Sheet1.I4 Sheet1.I5:Sheet1.I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ce2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style-name="ce1" table:formula="of:=MAX([.K5:.K72])" office:value-type="float" office:value="0.19702" calcext:value-type="float">
            <text:p>0.1970</text:p>
          </table:table-cell>
          <table:table-cell table:style-name="ce1" table:formula="of:=MAX([.L5:.L72])" office:value-type="float" office:value="0.199980067338535" calcext:value-type="float">
            <text:p>0.20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x</text:p>
          </table:table-cell>
          <table:table-cell/>
          <table:table-cell table:style-name="Default" office:value-type="string" calcext:value-type="string">
            <text:p>Prop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Cubic</text:p>
          </table:table-cell>
          <table:table-cell table:style-name="Default" office:value-type="string" calcext:value-type="string">
            <text:p>BinProp</text:p>
          </table:table-cell>
          <table:table-cell table:style-name="Default" office:value-type="string" calcext:value-type="string">
            <text:p>PropCubic</text:p>
          </table:table-cell>
          <table:table-cell table:style-name="Default"/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-1" calcext:value-type="float">
            <text:p>-1.0000</text:p>
          </table:table-cell>
          <table:table-cell table:style-name="ce1"/>
          <table:table-cell table:formula="of:=[.C5]" office:value-type="float" office:value="-1" calcext:value-type="float">
            <text:p>-1.0000</text:p>
          </table:table-cell>
          <table:table-cell table:formula="of:=IF([.C5]&lt;0;-1;+1)" office:value-type="float" office:value="-1" calcext:value-type="float">
            <text:p>-1.0000</text:p>
          </table:table-cell>
          <table:table-cell table:formula="of:=[.E5]*[.E5]*[.E5]" office:value-type="float" office:value="-1" calcext:value-type="float">
            <text:p>-1.0000</text:p>
          </table:table-cell>
          <table:table-cell table:formula="of:=wbp*[.F5]+(1-wbp)*[.E5]" office:value-type="float" office:value="-1" calcext:value-type="float">
            <text:p>-1.0000</text:p>
          </table:table-cell>
          <table:table-cell table:formula="of:=wpc*[.G5]+(1-wpc)*[.E5]" office:value-type="float" office:value="-1" calcext:value-type="float">
            <text:p>-1.0000</text:p>
          </table:table-cell>
          <table:table-cell/>
          <table:table-cell table:formula="of:=ABS([.H5]-[.E5])" office:value-type="float" office:value="0" calcext:value-type="float">
            <text:p>0.0000</text:p>
          </table:table-cell>
          <table:table-cell table:formula="of:=ABS([.E5]-[.I5])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02985" calcext:value-type="float">
            <text:p>0.02985</text:p>
          </table:table-cell>
          <table:table-cell table:formula="of:=[.C5]+dx" office:value-type="float" office:value="-0.97015" calcext:value-type="float">
            <text:p>-0.9702</text:p>
          </table:table-cell>
          <table:table-cell table:style-name="ce1"/>
          <table:table-cell table:formula="of:=[.C6]" office:value-type="float" office:value="-0.97015" calcext:value-type="float">
            <text:p>-0.9702</text:p>
          </table:table-cell>
          <table:table-cell table:formula="of:=IF([.C6]&lt;0;-1;+1)" office:value-type="float" office:value="-1" calcext:value-type="float">
            <text:p>-1.0000</text:p>
          </table:table-cell>
          <table:table-cell table:formula="of:=[.E6]*[.E6]*[.E6]" office:value-type="float" office:value="-0.913096470478375" calcext:value-type="float">
            <text:p>-0.9131</text:p>
          </table:table-cell>
          <table:table-cell table:formula="of:=wbp*[.F6]+(1-wbp)*[.E6]" office:value-type="float" office:value="-0.97612" calcext:value-type="float">
            <text:p>-0.9761</text:p>
          </table:table-cell>
          <table:table-cell table:formula="of:=wpc*[.G6]+(1-wpc)*[.E6]" office:value-type="float" office:value="-0.940504116435224" calcext:value-type="float">
            <text:p>-0.9405</text:p>
          </table:table-cell>
          <table:table-cell/>
          <table:table-cell table:formula="of:=ABS([.H6]-[.E6])" office:value-type="float" office:value="0.00597000000000014" calcext:value-type="float">
            <text:p>0.0060</text:p>
          </table:table-cell>
          <table:table-cell table:formula="of:=ABS([.E6]-[.I6])" office:value-type="float" office:value="0.0296458835647757" calcext:value-type="float">
            <text:p>0.0296</text:p>
          </table:table-cell>
        </table:table-row>
        <table:table-row table:style-name="ro1">
          <table:table-cell table:number-columns-repeated="2"/>
          <table:table-cell table:formula="of:=[.C6]+dx" office:value-type="float" office:value="-0.9403" calcext:value-type="float">
            <text:p>-0.9403</text:p>
          </table:table-cell>
          <table:table-cell table:style-name="ce1"/>
          <table:table-cell table:formula="of:=[.C7]" office:value-type="float" office:value="-0.9403" calcext:value-type="float">
            <text:p>-0.9403</text:p>
          </table:table-cell>
          <table:table-cell table:formula="of:=IF([.C7]&lt;0;-1;+1)" office:value-type="float" office:value="-1" calcext:value-type="float">
            <text:p>-1.0000</text:p>
          </table:table-cell>
          <table:table-cell table:formula="of:=[.E7]*[.E7]*[.E7]" office:value-type="float" office:value="-0.831379493827" calcext:value-type="float">
            <text:p>-0.8314</text:p>
          </table:table-cell>
          <table:table-cell table:formula="of:=wbp*[.F7]+(1-wbp)*[.E7]" office:value-type="float" office:value="-0.95224" calcext:value-type="float">
            <text:p>-0.9522</text:p>
          </table:table-cell>
          <table:table-cell table:formula="of:=wpc*[.G7]+(1-wpc)*[.E7]" office:value-type="float" office:value="-0.883703244796673" calcext:value-type="float">
            <text:p>-0.8837</text:p>
          </table:table-cell>
          <table:table-cell/>
          <table:table-cell table:formula="of:=ABS([.H7]-[.E7])" office:value-type="float" office:value="0.0119400000000001" calcext:value-type="float">
            <text:p>0.0119</text:p>
          </table:table-cell>
          <table:table-cell table:formula="of:=ABS([.E7]-[.I7])" office:value-type="float" office:value="0.0565967552033266" calcext:value-type="float">
            <text:p>0.0566</text:p>
          </table:table-cell>
        </table:table-row>
        <table:table-row table:style-name="ro1">
          <table:table-cell office:value-type="string" calcext:value-type="string">
            <text:p>wbp</text:p>
          </table:table-cell>
          <table:table-cell table:style-name="ce1" office:value-type="float" office:value="0.2" calcext:value-type="float">
            <text:p>0.2000</text:p>
          </table:table-cell>
          <table:table-cell table:formula="of:=[.C7]+dx" office:value-type="float" office:value="-0.91045" calcext:value-type="float">
            <text:p>-0.9105</text:p>
          </table:table-cell>
          <table:table-cell table:style-name="ce1"/>
          <table:table-cell table:formula="of:=[.C8]" office:value-type="float" office:value="-0.91045" calcext:value-type="float">
            <text:p>-0.9105</text:p>
          </table:table-cell>
          <table:table-cell table:formula="of:=IF([.C8]&lt;0;-1;+1)" office:value-type="float" office:value="-1" calcext:value-type="float">
            <text:p>-1.0000</text:p>
          </table:table-cell>
          <table:table-cell table:formula="of:=[.E8]*[.E8]*[.E8]" office:value-type="float" office:value="-0.754689487916125" calcext:value-type="float">
            <text:p>-0.7547</text:p>
          </table:table-cell>
          <table:table-cell table:formula="of:=wbp*[.F8]+(1-wbp)*[.E8]" office:value-type="float" office:value="-0.92836" calcext:value-type="float">
            <text:p>-0.9284</text:p>
          </table:table-cell>
          <table:table-cell table:formula="of:=wpc*[.G8]+(1-wpc)*[.E8]" office:value-type="float" office:value="-0.829514463777334" calcext:value-type="float">
            <text:p>-0.8295</text:p>
          </table:table-cell>
          <table:table-cell/>
          <table:table-cell table:formula="of:=ABS([.H8]-[.E8])" office:value-type="float" office:value="0.01791" calcext:value-type="float">
            <text:p>0.0179</text:p>
          </table:table-cell>
          <table:table-cell table:formula="of:=ABS([.E8]-[.I8])" office:value-type="float" office:value="0.0809355362226655" calcext:value-type="float">
            <text:p>0.0809</text:p>
          </table:table-cell>
        </table:table-row>
        <table:table-row table:style-name="ro1">
          <table:table-cell office:value-type="string" calcext:value-type="string">
            <text:p>wpc</text:p>
          </table:table-cell>
          <table:table-cell table:style-name="ce1" table:formula="of:=([.B8]*3*SQRT(3))/2" office:value-type="float" office:value="0.519615242270663" calcext:value-type="float">
            <text:p>0.5196</text:p>
          </table:table-cell>
          <table:table-cell table:formula="of:=[.C8]+dx" office:value-type="float" office:value="-0.8806" calcext:value-type="float">
            <text:p>-0.8806</text:p>
          </table:table-cell>
          <table:table-cell table:style-name="ce1"/>
          <table:table-cell table:formula="of:=[.C9]" office:value-type="float" office:value="-0.8806" calcext:value-type="float">
            <text:p>-0.8806</text:p>
          </table:table-cell>
          <table:table-cell table:formula="of:=IF([.C9]&lt;0;-1;+1)" office:value-type="float" office:value="-1" calcext:value-type="float">
            <text:p>-1.0000</text:p>
          </table:table-cell>
          <table:table-cell table:formula="of:=[.E9]*[.E9]*[.E9]" office:value-type="float" office:value="-0.682866870616" calcext:value-type="float">
            <text:p>-0.6829</text:p>
          </table:table-cell>
          <table:table-cell table:formula="of:=wbp*[.F9]+(1-wbp)*[.E9]" office:value-type="float" office:value="-0.90448" calcext:value-type="float">
            <text:p>-0.9045</text:p>
          </table:table-cell>
          <table:table-cell table:formula="of:=wpc*[.G9]+(1-wpc)*[.E9]" office:value-type="float" office:value="-0.777854852070196" calcext:value-type="float">
            <text:p>-0.7779</text:p>
          </table:table-cell>
          <table:table-cell/>
          <table:table-cell table:formula="of:=ABS([.H9]-[.E9])" office:value-type="float" office:value="0.0238800000000001" calcext:value-type="float">
            <text:p>0.0239</text:p>
          </table:table-cell>
          <table:table-cell table:formula="of:=ABS([.E9]-[.I9])" office:value-type="float" office:value="0.102745147929804" calcext:value-type="float">
            <text:p>0.1027</text:p>
          </table:table-cell>
        </table:table-row>
        <table:table-row table:style-name="ro1">
          <table:table-cell table:number-columns-repeated="2"/>
          <table:table-cell table:formula="of:=[.C9]+dx" office:value-type="float" office:value="-0.85075" calcext:value-type="float">
            <text:p>-0.8508</text:p>
          </table:table-cell>
          <table:table-cell/>
          <table:table-cell table:formula="of:=[.C10]" office:value-type="float" office:value="-0.85075" calcext:value-type="float">
            <text:p>-0.8508</text:p>
          </table:table-cell>
          <table:table-cell table:formula="of:=IF([.C10]&lt;0;-1;+1)" office:value-type="float" office:value="-1" calcext:value-type="float">
            <text:p>-1.0000</text:p>
          </table:table-cell>
          <table:table-cell table:formula="of:=[.E10]*[.E10]*[.E10]" office:value-type="float" office:value="-0.615752059796874" calcext:value-type="float">
            <text:p>-0.6158</text:p>
          </table:table-cell>
          <table:table-cell table:formula="of:=wbp*[.F10]+(1-wbp)*[.E10]" office:value-type="float" office:value="-0.8806" calcext:value-type="float">
            <text:p>-0.8806</text:p>
          </table:table-cell>
          <table:table-cell table:formula="of:=wpc*[.G10]+(1-wpc)*[.E10]" office:value-type="float" office:value="-0.728641488368246" calcext:value-type="float">
            <text:p>-0.7286</text:p>
          </table:table-cell>
          <table:table-cell/>
          <table:table-cell table:formula="of:=ABS([.H10]-[.E10])" office:value-type="float" office:value="0.02985" calcext:value-type="float">
            <text:p>0.0299</text:p>
          </table:table-cell>
          <table:table-cell table:formula="of:=ABS([.E10]-[.I10])" office:value-type="float" office:value="0.122108511631754" calcext:value-type="float">
            <text:p>0.1221</text:p>
          </table:table-cell>
        </table:table-row>
        <table:table-row table:style-name="ro1">
          <table:table-cell table:number-columns-repeated="2"/>
          <table:table-cell table:formula="of:=[.C10]+dx" office:value-type="float" office:value="-0.8209" calcext:value-type="float">
            <text:p>-0.8209</text:p>
          </table:table-cell>
          <table:table-cell/>
          <table:table-cell table:formula="of:=[.C11]" office:value-type="float" office:value="-0.8209" calcext:value-type="float">
            <text:p>-0.8209</text:p>
          </table:table-cell>
          <table:table-cell table:formula="of:=IF([.C11]&lt;0;-1;+1)" office:value-type="float" office:value="-1" calcext:value-type="float">
            <text:p>-1.0000</text:p>
          </table:table-cell>
          <table:table-cell table:formula="of:=[.E11]*[.E11]*[.E11]" office:value-type="float" office:value="-0.553185473328999" calcext:value-type="float">
            <text:p>-0.5532</text:p>
          </table:table-cell>
          <table:table-cell table:formula="of:=wbp*[.F11]+(1-wbp)*[.E11]" office:value-type="float" office:value="-0.85672" calcext:value-type="float">
            <text:p>-0.8567</text:p>
          </table:table-cell>
          <table:table-cell table:formula="of:=wpc*[.G11]+(1-wpc)*[.E11]" office:value-type="float" office:value="-0.681791451364472" calcext:value-type="float">
            <text:p>-0.6818</text:p>
          </table:table-cell>
          <table:table-cell/>
          <table:table-cell table:formula="of:=ABS([.H11]-[.E11])" office:value-type="float" office:value="0.0358200000000002" calcext:value-type="float">
            <text:p>0.0358</text:p>
          </table:table-cell>
          <table:table-cell table:formula="of:=ABS([.E11]-[.I11])" office:value-type="float" office:value="0.139108548635528" calcext:value-type="float">
            <text:p>0.1391</text:p>
          </table:table-cell>
        </table:table-row>
        <table:table-row table:style-name="ro1">
          <table:table-cell table:number-columns-repeated="2"/>
          <table:table-cell table:formula="of:=[.C11]+dx" office:value-type="float" office:value="-0.79105" calcext:value-type="float">
            <text:p>-0.7911</text:p>
          </table:table-cell>
          <table:table-cell/>
          <table:table-cell table:formula="of:=[.C12]" office:value-type="float" office:value="-0.79105" calcext:value-type="float">
            <text:p>-0.7911</text:p>
          </table:table-cell>
          <table:table-cell table:formula="of:=IF([.C12]&lt;0;-1;+1)" office:value-type="float" office:value="-1" calcext:value-type="float">
            <text:p>-1.0000</text:p>
          </table:table-cell>
          <table:table-cell table:formula="of:=[.E12]*[.E12]*[.E12]" office:value-type="float" office:value="-0.495007529082624" calcext:value-type="float">
            <text:p>-0.4950</text:p>
          </table:table-cell>
          <table:table-cell table:formula="of:=wbp*[.F12]+(1-wbp)*[.E12]" office:value-type="float" office:value="-0.83284" calcext:value-type="float">
            <text:p>-0.8328</text:p>
          </table:table-cell>
          <table:table-cell table:formula="of:=wpc*[.G12]+(1-wpc)*[.E12]" office:value-type="float" office:value="-0.637221819751862" calcext:value-type="float">
            <text:p>-0.6372</text:p>
          </table:table-cell>
          <table:table-cell/>
          <table:table-cell table:formula="of:=ABS([.H12]-[.E12])" office:value-type="float" office:value="0.0417900000000001" calcext:value-type="float">
            <text:p>0.0418</text:p>
          </table:table-cell>
          <table:table-cell table:formula="of:=ABS([.E12]-[.I12])" office:value-type="float" office:value="0.153828180248138" calcext:value-type="float">
            <text:p>0.1538</text:p>
          </table:table-cell>
        </table:table-row>
        <table:table-row table:style-name="ro1">
          <table:table-cell table:number-columns-repeated="2"/>
          <table:table-cell table:formula="of:=[.C12]+dx" office:value-type="float" office:value="-0.7612" calcext:value-type="float">
            <text:p>-0.7612</text:p>
          </table:table-cell>
          <table:table-cell/>
          <table:table-cell table:formula="of:=[.C13]" office:value-type="float" office:value="-0.7612" calcext:value-type="float">
            <text:p>-0.7612</text:p>
          </table:table-cell>
          <table:table-cell table:formula="of:=IF([.C13]&lt;0;-1;+1)" office:value-type="float" office:value="-1" calcext:value-type="float">
            <text:p>-1.0000</text:p>
          </table:table-cell>
          <table:table-cell table:formula="of:=[.E13]*[.E13]*[.E13]" office:value-type="float" office:value="-0.441058644927999" calcext:value-type="float">
            <text:p>-0.4411</text:p>
          </table:table-cell>
          <table:table-cell table:formula="of:=wbp*[.F13]+(1-wbp)*[.E13]" office:value-type="float" office:value="-0.80896" calcext:value-type="float">
            <text:p>-0.8090</text:p>
          </table:table-cell>
          <table:table-cell table:formula="of:=wpc*[.G13]+(1-wpc)*[.E13]" office:value-type="float" office:value="-0.594849672223404" calcext:value-type="float">
            <text:p>-0.5948</text:p>
          </table:table-cell>
          <table:table-cell/>
          <table:table-cell table:formula="of:=ABS([.H13]-[.E13])" office:value-type="float" office:value="0.04776" calcext:value-type="float">
            <text:p>0.0478</text:p>
          </table:table-cell>
          <table:table-cell table:formula="of:=ABS([.E13]-[.I13])" office:value-type="float" office:value="0.166350327776596" calcext:value-type="float">
            <text:p>0.1664</text:p>
          </table:table-cell>
        </table:table-row>
        <table:table-row table:style-name="ro1">
          <table:table-cell table:number-columns-repeated="2"/>
          <table:table-cell table:formula="of:=[.C13]+dx" office:value-type="float" office:value="-0.73135" calcext:value-type="float">
            <text:p>-0.7314</text:p>
          </table:table-cell>
          <table:table-cell/>
          <table:table-cell table:formula="of:=[.C14]" office:value-type="float" office:value="-0.73135" calcext:value-type="float">
            <text:p>-0.7314</text:p>
          </table:table-cell>
          <table:table-cell table:formula="of:=IF([.C14]&lt;0;-1;+1)" office:value-type="float" office:value="-1" calcext:value-type="float">
            <text:p>-1.0000</text:p>
          </table:table-cell>
          <table:table-cell table:formula="of:=[.E14]*[.E14]*[.E14]" office:value-type="float" office:value="-0.391179238735374" calcext:value-type="float">
            <text:p>-0.3912</text:p>
          </table:table-cell>
          <table:table-cell table:formula="of:=wbp*[.F14]+(1-wbp)*[.E14]" office:value-type="float" office:value="-0.78508" calcext:value-type="float">
            <text:p>-0.7851</text:p>
          </table:table-cell>
          <table:table-cell table:formula="of:=wpc*[.G14]+(1-wpc)*[.E14]" office:value-type="float" office:value="-0.554592087472085" calcext:value-type="float">
            <text:p>-0.5546</text:p>
          </table:table-cell>
          <table:table-cell/>
          <table:table-cell table:formula="of:=ABS([.H14]-[.E14])" office:value-type="float" office:value="0.0537300000000002" calcext:value-type="float">
            <text:p>0.0537</text:p>
          </table:table-cell>
          <table:table-cell table:formula="of:=ABS([.E14]-[.I14])" office:value-type="float" office:value="0.176757912527914" calcext:value-type="float">
            <text:p>0.1768</text:p>
          </table:table-cell>
        </table:table-row>
        <table:table-row table:style-name="ro1">
          <table:table-cell table:number-columns-repeated="2"/>
          <table:table-cell table:formula="of:=[.C14]+dx" office:value-type="float" office:value="-0.7015" calcext:value-type="float">
            <text:p>-0.7015</text:p>
          </table:table-cell>
          <table:table-cell/>
          <table:table-cell table:formula="of:=[.C15]" office:value-type="float" office:value="-0.7015" calcext:value-type="float">
            <text:p>-0.7015</text:p>
          </table:table-cell>
          <table:table-cell table:formula="of:=IF([.C15]&lt;0;-1;+1)" office:value-type="float" office:value="-1" calcext:value-type="float">
            <text:p>-1.0000</text:p>
          </table:table-cell>
          <table:table-cell table:formula="of:=[.E15]*[.E15]*[.E15]" office:value-type="float" office:value="-0.345209728374999" calcext:value-type="float">
            <text:p>-0.3452</text:p>
          </table:table-cell>
          <table:table-cell table:formula="of:=wbp*[.F15]+(1-wbp)*[.E15]" office:value-type="float" office:value="-0.7612" calcext:value-type="float">
            <text:p>-0.7612</text:p>
          </table:table-cell>
          <table:table-cell table:formula="of:=wpc*[.G15]+(1-wpc)*[.E15]" office:value-type="float" office:value="-0.516366144190895" calcext:value-type="float">
            <text:p>-0.5164</text:p>
          </table:table-cell>
          <table:table-cell/>
          <table:table-cell table:formula="of:=ABS([.H15]-[.E15])" office:value-type="float" office:value="0.0597000000000001" calcext:value-type="float">
            <text:p>0.0597</text:p>
          </table:table-cell>
          <table:table-cell table:formula="of:=ABS([.E15]-[.I15])" office:value-type="float" office:value="0.185133855809105" calcext:value-type="float">
            <text:p>0.1851</text:p>
          </table:table-cell>
        </table:table-row>
        <table:table-row table:style-name="ro1">
          <table:table-cell table:number-columns-repeated="2"/>
          <table:table-cell table:formula="of:=[.C15]+dx" office:value-type="float" office:value="-0.671649999999999" calcext:value-type="float">
            <text:p>-0.6717</text:p>
          </table:table-cell>
          <table:table-cell/>
          <table:table-cell table:formula="of:=[.C16]" office:value-type="float" office:value="-0.671649999999999" calcext:value-type="float">
            <text:p>-0.6717</text:p>
          </table:table-cell>
          <table:table-cell table:formula="of:=IF([.C16]&lt;0;-1;+1)" office:value-type="float" office:value="-1" calcext:value-type="float">
            <text:p>-1.0000</text:p>
          </table:table-cell>
          <table:table-cell table:formula="of:=[.E16]*[.E16]*[.E16]" office:value-type="float" office:value="-0.302990531717124" calcext:value-type="float">
            <text:p>-0.3030</text:p>
          </table:table-cell>
          <table:table-cell table:formula="of:=wbp*[.F16]+(1-wbp)*[.E16]" office:value-type="float" office:value="-0.73732" calcext:value-type="float">
            <text:p>-0.7373</text:p>
          </table:table-cell>
          <table:table-cell table:formula="of:=wpc*[.G16]+(1-wpc)*[.E16]" office:value-type="float" office:value="-0.480088921072819" calcext:value-type="float">
            <text:p>-0.4801</text:p>
          </table:table-cell>
          <table:table-cell/>
          <table:table-cell table:formula="of:=ABS([.H16]-[.E16])" office:value-type="float" office:value="0.0656700000000002" calcext:value-type="float">
            <text:p>0.0657</text:p>
          </table:table-cell>
          <table:table-cell table:formula="of:=ABS([.E16]-[.I16])" office:value-type="float" office:value="0.19156107892718" calcext:value-type="float">
            <text:p>0.1916</text:p>
          </table:table-cell>
        </table:table-row>
        <table:table-row table:style-name="ro1">
          <table:table-cell table:number-columns-repeated="2"/>
          <table:table-cell table:formula="of:=[.C16]+dx" office:value-type="float" office:value="-0.6418" calcext:value-type="float">
            <text:p>-0.6418</text:p>
          </table:table-cell>
          <table:table-cell/>
          <table:table-cell table:formula="of:=[.C17]" office:value-type="float" office:value="-0.6418" calcext:value-type="float">
            <text:p>-0.6418</text:p>
          </table:table-cell>
          <table:table-cell table:formula="of:=IF([.C17]&lt;0;-1;+1)" office:value-type="float" office:value="-1" calcext:value-type="float">
            <text:p>-1.0000</text:p>
          </table:table-cell>
          <table:table-cell table:formula="of:=[.E17]*[.E17]*[.E17]" office:value-type="float" office:value="-0.264362066631999" calcext:value-type="float">
            <text:p>-0.2644</text:p>
          </table:table-cell>
          <table:table-cell table:formula="of:=wbp*[.F17]+(1-wbp)*[.E17]" office:value-type="float" office:value="-0.71344" calcext:value-type="float">
            <text:p>-0.7134</text:p>
          </table:table-cell>
          <table:table-cell table:formula="of:=wpc*[.G17]+(1-wpc)*[.E17]" office:value-type="float" office:value="-0.445677496810848" calcext:value-type="float">
            <text:p>-0.4457</text:p>
          </table:table-cell>
          <table:table-cell/>
          <table:table-cell table:formula="of:=ABS([.H17]-[.E17])" office:value-type="float" office:value="0.0716400000000002" calcext:value-type="float">
            <text:p>0.0716</text:p>
          </table:table-cell>
          <table:table-cell table:formula="of:=ABS([.E17]-[.I17])" office:value-type="float" office:value="0.196122503189152" calcext:value-type="float">
            <text:p>0.1961</text:p>
          </table:table-cell>
        </table:table-row>
        <table:table-row table:style-name="ro1">
          <table:table-cell table:number-columns-repeated="2"/>
          <table:table-cell table:formula="of:=[.C17]+dx" office:value-type="float" office:value="-0.611949999999999" calcext:value-type="float">
            <text:p>-0.6120</text:p>
          </table:table-cell>
          <table:table-cell/>
          <table:table-cell table:formula="of:=[.C18]" office:value-type="float" office:value="-0.611949999999999" calcext:value-type="float">
            <text:p>-0.6120</text:p>
          </table:table-cell>
          <table:table-cell table:formula="of:=IF([.C18]&lt;0;-1;+1)" office:value-type="float" office:value="-1" calcext:value-type="float">
            <text:p>-1.0000</text:p>
          </table:table-cell>
          <table:table-cell table:formula="of:=[.E18]*[.E18]*[.E18]" office:value-type="float" office:value="-0.229164750989874" calcext:value-type="float">
            <text:p>-0.2292</text:p>
          </table:table-cell>
          <table:table-cell table:formula="of:=wbp*[.F18]+(1-wbp)*[.E18]" office:value-type="float" office:value="-0.689559999999999" calcext:value-type="float">
            <text:p>-0.6896</text:p>
          </table:table-cell>
          <table:table-cell table:formula="of:=wpc*[.G18]+(1-wpc)*[.E18]" office:value-type="float" office:value="-0.413048950097967" calcext:value-type="float">
            <text:p>-0.4130</text:p>
          </table:table-cell>
          <table:table-cell/>
          <table:table-cell table:formula="of:=ABS([.H18]-[.E18])" office:value-type="float" office:value="0.0776100000000001" calcext:value-type="float">
            <text:p>0.0776</text:p>
          </table:table-cell>
          <table:table-cell table:formula="of:=ABS([.E18]-[.I18])" office:value-type="float" office:value="0.198901049902032" calcext:value-type="float">
            <text:p>0.1989</text:p>
          </table:table-cell>
        </table:table-row>
        <table:table-row table:style-name="ro1">
          <table:table-cell table:number-columns-repeated="2"/>
          <table:table-cell table:formula="of:=[.C18]+dx" office:value-type="float" office:value="-0.582099999999999" calcext:value-type="float">
            <text:p>-0.5821</text:p>
          </table:table-cell>
          <table:table-cell/>
          <table:table-cell table:formula="of:=[.C19]" office:value-type="float" office:value="-0.582099999999999" calcext:value-type="float">
            <text:p>-0.5821</text:p>
          </table:table-cell>
          <table:table-cell table:formula="of:=IF([.C19]&lt;0;-1;+1)" office:value-type="float" office:value="-1" calcext:value-type="float">
            <text:p>-1.0000</text:p>
          </table:table-cell>
          <table:table-cell table:formula="of:=[.E19]*[.E19]*[.E19]" office:value-type="float" office:value="-0.197239002660999" calcext:value-type="float">
            <text:p>-0.1972</text:p>
          </table:table-cell>
          <table:table-cell table:formula="of:=wbp*[.F19]+(1-wbp)*[.E19]" office:value-type="float" office:value="-0.66568" calcext:value-type="float">
            <text:p>-0.6657</text:p>
          </table:table-cell>
          <table:table-cell table:formula="of:=wpc*[.G19]+(1-wpc)*[.E19]" office:value-type="float" office:value="-0.382120359627166" calcext:value-type="float">
            <text:p>-0.3821</text:p>
          </table:table-cell>
          <table:table-cell/>
          <table:table-cell table:formula="of:=ABS([.H19]-[.E19])" office:value-type="float" office:value="0.0835800000000002" calcext:value-type="float">
            <text:p>0.0836</text:p>
          </table:table-cell>
          <table:table-cell table:formula="of:=ABS([.E19]-[.I19])" office:value-type="float" office:value="0.199979640372834" calcext:value-type="float">
            <text:p>0.2000</text:p>
          </table:table-cell>
        </table:table-row>
        <table:table-row table:style-name="ro1">
          <table:table-cell table:number-columns-repeated="2"/>
          <table:table-cell table:formula="of:=[.C19]+dx" office:value-type="float" office:value="-0.552249999999999" calcext:value-type="float">
            <text:p>-0.5523</text:p>
          </table:table-cell>
          <table:table-cell/>
          <table:table-cell table:formula="of:=[.C20]" office:value-type="float" office:value="-0.552249999999999" calcext:value-type="float">
            <text:p>-0.5523</text:p>
          </table:table-cell>
          <table:table-cell table:formula="of:=IF([.C20]&lt;0;-1;+1)" office:value-type="float" office:value="-1" calcext:value-type="float">
            <text:p>-1.0000</text:p>
          </table:table-cell>
          <table:table-cell table:formula="of:=[.E20]*[.E20]*[.E20]" office:value-type="float" office:value="-0.168425239515624" calcext:value-type="float">
            <text:p>-0.1684</text:p>
          </table:table-cell>
          <table:table-cell table:formula="of:=wbp*[.F20]+(1-wbp)*[.E20]" office:value-type="float" office:value="-0.6418" calcext:value-type="float">
            <text:p>-0.6418</text:p>
          </table:table-cell>
          <table:table-cell table:formula="of:=wpc*[.G20]+(1-wpc)*[.E20]" office:value-type="float" office:value="-0.352808804091432" calcext:value-type="float">
            <text:p>-0.3528</text:p>
          </table:table-cell>
          <table:table-cell/>
          <table:table-cell table:formula="of:=ABS([.H20]-[.E20])" office:value-type="float" office:value="0.0895500000000001" calcext:value-type="float">
            <text:p>0.0896</text:p>
          </table:table-cell>
          <table:table-cell table:formula="of:=ABS([.E20]-[.I20])" office:value-type="float" office:value="0.199441195908568" calcext:value-type="float">
            <text:p>0.1994</text:p>
          </table:table-cell>
        </table:table-row>
        <table:table-row table:style-name="ro1">
          <table:table-cell table:number-columns-repeated="2"/>
          <table:table-cell table:formula="of:=[.C20]+dx" office:value-type="float" office:value="-0.522399999999999" calcext:value-type="float">
            <text:p>-0.5224</text:p>
          </table:table-cell>
          <table:table-cell/>
          <table:table-cell table:formula="of:=[.C21]" office:value-type="float" office:value="-0.522399999999999" calcext:value-type="float">
            <text:p>-0.5224</text:p>
          </table:table-cell>
          <table:table-cell table:formula="of:=IF([.C21]&lt;0;-1;+1)" office:value-type="float" office:value="-1" calcext:value-type="float">
            <text:p>-1.0000</text:p>
          </table:table-cell>
          <table:table-cell table:formula="of:=[.E21]*[.E21]*[.E21]" office:value-type="float" office:value="-0.142563879423999" calcext:value-type="float">
            <text:p>-0.1426</text:p>
          </table:table-cell>
          <table:table-cell table:formula="of:=wbp*[.F21]+(1-wbp)*[.E21]" office:value-type="float" office:value="-0.617919999999999" calcext:value-type="float">
            <text:p>-0.6179</text:p>
          </table:table-cell>
          <table:table-cell table:formula="of:=wpc*[.G21]+(1-wpc)*[.E21]" office:value-type="float" office:value="-0.325031362183752" calcext:value-type="float">
            <text:p>-0.3250</text:p>
          </table:table-cell>
          <table:table-cell/>
          <table:table-cell table:formula="of:=ABS([.H21]-[.E21])" office:value-type="float" office:value="0.0955200000000002" calcext:value-type="float">
            <text:p>0.0955</text:p>
          </table:table-cell>
          <table:table-cell table:formula="of:=ABS([.E21]-[.I21])" office:value-type="float" office:value="0.197368637816247" calcext:value-type="float">
            <text:p>0.1974</text:p>
          </table:table-cell>
        </table:table-row>
        <table:table-row table:style-name="ro1">
          <table:table-cell table:number-columns-repeated="2"/>
          <table:table-cell table:formula="of:=[.C21]+dx" office:value-type="float" office:value="-0.492549999999999" calcext:value-type="float">
            <text:p>-0.4926</text:p>
          </table:table-cell>
          <table:table-cell/>
          <table:table-cell table:formula="of:=[.C22]" office:value-type="float" office:value="-0.492549999999999" calcext:value-type="float">
            <text:p>-0.4926</text:p>
          </table:table-cell>
          <table:table-cell table:formula="of:=IF([.C22]&lt;0;-1;+1)" office:value-type="float" office:value="-1" calcext:value-type="float">
            <text:p>-1.0000</text:p>
          </table:table-cell>
          <table:table-cell table:formula="of:=[.E22]*[.E22]*[.E22]" office:value-type="float" office:value="-0.119495340256375" calcext:value-type="float">
            <text:p>-0.1195</text:p>
          </table:table-cell>
          <table:table-cell table:formula="of:=wbp*[.F22]+(1-wbp)*[.E22]" office:value-type="float" office:value="-0.594039999999999" calcext:value-type="float">
            <text:p>-0.5940</text:p>
          </table:table-cell>
          <table:table-cell table:formula="of:=wpc*[.G22]+(1-wpc)*[.E22]" office:value-type="float" office:value="-0.298705112597116" calcext:value-type="float">
            <text:p>-0.2987</text:p>
          </table:table-cell>
          <table:table-cell/>
          <table:table-cell table:formula="of:=ABS([.H22]-[.E22])" office:value-type="float" office:value="0.10149" calcext:value-type="float">
            <text:p>0.1015</text:p>
          </table:table-cell>
          <table:table-cell table:formula="of:=ABS([.E22]-[.I22])" office:value-type="float" office:value="0.193844887402883" calcext:value-type="float">
            <text:p>0.1938</text:p>
          </table:table-cell>
        </table:table-row>
        <table:table-row table:style-name="ro1">
          <table:table-cell table:number-columns-repeated="2"/>
          <table:table-cell table:formula="of:=[.C22]+dx" office:value-type="float" office:value="-0.462699999999999" calcext:value-type="float">
            <text:p>-0.4627</text:p>
          </table:table-cell>
          <table:table-cell/>
          <table:table-cell table:formula="of:=[.C23]" office:value-type="float" office:value="-0.462699999999999" calcext:value-type="float">
            <text:p>-0.4627</text:p>
          </table:table-cell>
          <table:table-cell table:formula="of:=IF([.C23]&lt;0;-1;+1)" office:value-type="float" office:value="-1" calcext:value-type="float">
            <text:p>-1.0000</text:p>
          </table:table-cell>
          <table:table-cell table:formula="of:=[.E23]*[.E23]*[.E23]" office:value-type="float" office:value="-0.0990600398829996" calcext:value-type="float">
            <text:p>-0.0991</text:p>
          </table:table-cell>
          <table:table-cell table:formula="of:=wbp*[.F23]+(1-wbp)*[.E23]" office:value-type="float" office:value="-0.57016" calcext:value-type="float">
            <text:p>-0.5702</text:p>
          </table:table-cell>
          <table:table-cell table:formula="of:=wpc*[.G23]+(1-wpc)*[.E23]" office:value-type="float" office:value="-0.27374713402451" calcext:value-type="float">
            <text:p>-0.2737</text:p>
          </table:table-cell>
          <table:table-cell/>
          <table:table-cell table:formula="of:=ABS([.H23]-[.E23])" office:value-type="float" office:value="0.10746" calcext:value-type="float">
            <text:p>0.1075</text:p>
          </table:table-cell>
          <table:table-cell table:formula="of:=ABS([.E23]-[.I23])" office:value-type="float" office:value="0.188952865975489" calcext:value-type="float">
            <text:p>0.1890</text:p>
          </table:table-cell>
        </table:table-row>
        <table:table-row table:style-name="ro1">
          <table:table-cell table:number-columns-repeated="2"/>
          <table:table-cell table:formula="of:=[.C23]+dx" office:value-type="float" office:value="-0.432849999999999" calcext:value-type="float">
            <text:p>-0.4329</text:p>
          </table:table-cell>
          <table:table-cell/>
          <table:table-cell table:formula="of:=[.C24]" office:value-type="float" office:value="-0.432849999999999" calcext:value-type="float">
            <text:p>-0.4329</text:p>
          </table:table-cell>
          <table:table-cell table:formula="of:=IF([.C24]&lt;0;-1;+1)" office:value-type="float" office:value="-1" calcext:value-type="float">
            <text:p>-1.0000</text:p>
          </table:table-cell>
          <table:table-cell table:formula="of:=[.E24]*[.E24]*[.E24]" office:value-type="float" office:value="-0.0810983961741246" calcext:value-type="float">
            <text:p>-0.0811</text:p>
          </table:table-cell>
          <table:table-cell table:formula="of:=wbp*[.F24]+(1-wbp)*[.E24]" office:value-type="float" office:value="-0.546279999999999" calcext:value-type="float">
            <text:p>-0.5463</text:p>
          </table:table-cell>
          <table:table-cell table:formula="of:=wpc*[.G24]+(1-wpc)*[.E24]" office:value-type="float" office:value="-0.250074505158923" calcext:value-type="float">
            <text:p>-0.2501</text:p>
          </table:table-cell>
          <table:table-cell/>
          <table:table-cell table:formula="of:=ABS([.H24]-[.E24])" office:value-type="float" office:value="0.11343" calcext:value-type="float">
            <text:p>0.1134</text:p>
          </table:table-cell>
          <table:table-cell table:formula="of:=ABS([.E24]-[.I24])" office:value-type="float" office:value="0.182775494841076" calcext:value-type="float">
            <text:p>0.1828</text:p>
          </table:table-cell>
        </table:table-row>
        <table:table-row table:style-name="ro1">
          <table:table-cell table:number-columns-repeated="2"/>
          <table:table-cell table:formula="of:=[.C24]+dx" office:value-type="float" office:value="-0.402999999999999" calcext:value-type="float">
            <text:p>-0.4030</text:p>
          </table:table-cell>
          <table:table-cell/>
          <table:table-cell table:formula="of:=[.C25]" office:value-type="float" office:value="-0.402999999999999" calcext:value-type="float">
            <text:p>-0.4030</text:p>
          </table:table-cell>
          <table:table-cell table:formula="of:=IF([.C25]&lt;0;-1;+1)" office:value-type="float" office:value="-1" calcext:value-type="float">
            <text:p>-1.0000</text:p>
          </table:table-cell>
          <table:table-cell table:formula="of:=[.E25]*[.E25]*[.E25]" office:value-type="float" office:value="-0.0654508269999997" calcext:value-type="float">
            <text:p>-0.0655</text:p>
          </table:table-cell>
          <table:table-cell table:formula="of:=wbp*[.F25]+(1-wbp)*[.E25]" office:value-type="float" office:value="-0.5224" calcext:value-type="float">
            <text:p>-0.5224</text:p>
          </table:table-cell>
          <table:table-cell table:formula="of:=wpc*[.G25]+(1-wpc)*[.E25]" office:value-type="float" office:value="-0.227604304693343" calcext:value-type="float">
            <text:p>-0.2276</text:p>
          </table:table-cell>
          <table:table-cell/>
          <table:table-cell table:formula="of:=ABS([.H25]-[.E25])" office:value-type="float" office:value="0.1194" calcext:value-type="float">
            <text:p>0.1194</text:p>
          </table:table-cell>
          <table:table-cell table:formula="of:=ABS([.E25]-[.I25])" office:value-type="float" office:value="0.175395695306657" calcext:value-type="float">
            <text:p>0.1754</text:p>
          </table:table-cell>
        </table:table-row>
        <table:table-row table:style-name="ro1">
          <table:table-cell table:number-columns-repeated="2"/>
          <table:table-cell table:formula="of:=[.C25]+dx" office:value-type="float" office:value="-0.373149999999999" calcext:value-type="float">
            <text:p>-0.3732</text:p>
          </table:table-cell>
          <table:table-cell/>
          <table:table-cell table:formula="of:=[.C26]" office:value-type="float" office:value="-0.373149999999999" calcext:value-type="float">
            <text:p>-0.3732</text:p>
          </table:table-cell>
          <table:table-cell table:formula="of:=IF([.C26]&lt;0;-1;+1)" office:value-type="float" office:value="-1" calcext:value-type="float">
            <text:p>-1.0000</text:p>
          </table:table-cell>
          <table:table-cell table:formula="of:=[.E26]*[.E26]*[.E26]" office:value-type="float" office:value="-0.0519577502308747" calcext:value-type="float">
            <text:p>-0.0520</text:p>
          </table:table-cell>
          <table:table-cell table:formula="of:=wbp*[.F26]+(1-wbp)*[.E26]" office:value-type="float" office:value="-0.498519999999999" calcext:value-type="float">
            <text:p>-0.4985</text:p>
          </table:table-cell>
          <table:table-cell table:formula="of:=wpc*[.G26]+(1-wpc)*[.E26]" office:value-type="float" office:value="-0.206253611320756" calcext:value-type="float">
            <text:p>-0.2063</text:p>
          </table:table-cell>
          <table:table-cell/>
          <table:table-cell table:formula="of:=ABS([.H26]-[.E26])" office:value-type="float" office:value="0.12537" calcext:value-type="float">
            <text:p>0.1254</text:p>
          </table:table-cell>
          <table:table-cell table:formula="of:=ABS([.E26]-[.I26])" office:value-type="float" office:value="0.166896388679243" calcext:value-type="float">
            <text:p>0.1669</text:p>
          </table:table-cell>
        </table:table-row>
        <table:table-row table:style-name="ro1">
          <table:table-cell table:number-columns-repeated="2"/>
          <table:table-cell table:formula="of:=[.C26]+dx" office:value-type="float" office:value="-0.343299999999999" calcext:value-type="float">
            <text:p>-0.3433</text:p>
          </table:table-cell>
          <table:table-cell/>
          <table:table-cell table:formula="of:=[.C27]" office:value-type="float" office:value="-0.343299999999999" calcext:value-type="float">
            <text:p>-0.3433</text:p>
          </table:table-cell>
          <table:table-cell table:formula="of:=IF([.C27]&lt;0;-1;+1)" office:value-type="float" office:value="-1" calcext:value-type="float">
            <text:p>-1.0000</text:p>
          </table:table-cell>
          <table:table-cell table:formula="of:=[.E27]*[.E27]*[.E27]" office:value-type="float" office:value="-0.0404595837369998" calcext:value-type="float">
            <text:p>-0.0405</text:p>
          </table:table-cell>
          <table:table-cell table:formula="of:=wbp*[.F27]+(1-wbp)*[.E27]" office:value-type="float" office:value="-0.47464" calcext:value-type="float">
            <text:p>-0.4746</text:p>
          </table:table-cell>
          <table:table-cell table:formula="of:=wpc*[.G27]+(1-wpc)*[.E27]" office:value-type="float" office:value="-0.185939503734152" calcext:value-type="float">
            <text:p>-0.1859</text:p>
          </table:table-cell>
          <table:table-cell/>
          <table:table-cell table:formula="of:=ABS([.H27]-[.E27])" office:value-type="float" office:value="0.13134" calcext:value-type="float">
            <text:p>0.1313</text:p>
          </table:table-cell>
          <table:table-cell table:formula="of:=ABS([.E27]-[.I27])" office:value-type="float" office:value="0.157360496265847" calcext:value-type="float">
            <text:p>0.1574</text:p>
          </table:table-cell>
        </table:table-row>
        <table:table-row table:style-name="ro1">
          <table:table-cell table:number-columns-repeated="2"/>
          <table:table-cell table:formula="of:=[.C27]+dx" office:value-type="float" office:value="-0.313449999999999" calcext:value-type="float">
            <text:p>-0.3135</text:p>
          </table:table-cell>
          <table:table-cell/>
          <table:table-cell table:formula="of:=[.C28]" office:value-type="float" office:value="-0.313449999999999" calcext:value-type="float">
            <text:p>-0.3135</text:p>
          </table:table-cell>
          <table:table-cell table:formula="of:=IF([.C28]&lt;0;-1;+1)" office:value-type="float" office:value="-1" calcext:value-type="float">
            <text:p>-1.0000</text:p>
          </table:table-cell>
          <table:table-cell table:formula="of:=[.E28]*[.E28]*[.E28]" office:value-type="float" office:value="-0.0307967453886248" calcext:value-type="float">
            <text:p>-0.0308</text:p>
          </table:table-cell>
          <table:table-cell table:formula="of:=wbp*[.F28]+(1-wbp)*[.E28]" office:value-type="float" office:value="-0.45076" calcext:value-type="float">
            <text:p>-0.4508</text:p>
          </table:table-cell>
          <table:table-cell table:formula="of:=wpc*[.G28]+(1-wpc)*[.E28]" office:value-type="float" office:value="-0.166579060626519" calcext:value-type="float">
            <text:p>-0.1666</text:p>
          </table:table-cell>
          <table:table-cell/>
          <table:table-cell table:formula="of:=ABS([.H28]-[.E28])" office:value-type="float" office:value="0.13731" calcext:value-type="float">
            <text:p>0.1373</text:p>
          </table:table-cell>
          <table:table-cell table:formula="of:=ABS([.E28]-[.I28])" office:value-type="float" office:value="0.146870939373481" calcext:value-type="float">
            <text:p>0.1469</text:p>
          </table:table-cell>
        </table:table-row>
        <table:table-row table:style-name="ro1">
          <table:table-cell table:number-columns-repeated="2"/>
          <table:table-cell table:formula="of:=[.C28]+dx" office:value-type="float" office:value="-0.283599999999999" calcext:value-type="float">
            <text:p>-0.2836</text:p>
          </table:table-cell>
          <table:table-cell/>
          <table:table-cell table:formula="of:=[.C29]" office:value-type="float" office:value="-0.283599999999999" calcext:value-type="float">
            <text:p>-0.2836</text:p>
          </table:table-cell>
          <table:table-cell table:formula="of:=IF([.C29]&lt;0;-1;+1)" office:value-type="float" office:value="-1" calcext:value-type="float">
            <text:p>-1.0000</text:p>
          </table:table-cell>
          <table:table-cell table:formula="of:=[.E29]*[.E29]*[.E29]" office:value-type="float" office:value="-0.0228096530559999" calcext:value-type="float">
            <text:p>-0.0228</text:p>
          </table:table-cell>
          <table:table-cell table:formula="of:=wbp*[.F29]+(1-wbp)*[.E29]" office:value-type="float" office:value="-0.42688" calcext:value-type="float">
            <text:p>-0.4269</text:p>
          </table:table-cell>
          <table:table-cell table:formula="of:=wpc*[.G29]+(1-wpc)*[.E29]" office:value-type="float" office:value="-0.148089360690843" calcext:value-type="float">
            <text:p>-0.1481</text:p>
          </table:table-cell>
          <table:table-cell/>
          <table:table-cell table:formula="of:=ABS([.H29]-[.E29])" office:value-type="float" office:value="0.14328" calcext:value-type="float">
            <text:p>0.1433</text:p>
          </table:table-cell>
          <table:table-cell table:formula="of:=ABS([.E29]-[.I29])" office:value-type="float" office:value="0.135510639309157" calcext:value-type="float">
            <text:p>0.1355</text:p>
          </table:table-cell>
        </table:table-row>
        <table:table-row table:style-name="ro1">
          <table:table-cell table:number-columns-repeated="2"/>
          <table:table-cell table:formula="of:=[.C29]+dx" office:value-type="float" office:value="-0.253749999999999" calcext:value-type="float">
            <text:p>-0.2538</text:p>
          </table:table-cell>
          <table:table-cell/>
          <table:table-cell table:formula="of:=[.C30]" office:value-type="float" office:value="-0.253749999999999" calcext:value-type="float">
            <text:p>-0.2538</text:p>
          </table:table-cell>
          <table:table-cell table:formula="of:=IF([.C30]&lt;0;-1;+1)" office:value-type="float" office:value="-1" calcext:value-type="float">
            <text:p>-1.0000</text:p>
          </table:table-cell>
          <table:table-cell table:formula="of:=[.E30]*[.E30]*[.E30]" office:value-type="float" office:value="-0.0163387246093749" calcext:value-type="float">
            <text:p>-0.0163</text:p>
          </table:table-cell>
          <table:table-cell table:formula="of:=wbp*[.F30]+(1-wbp)*[.E30]" office:value-type="float" office:value="-0.403" calcext:value-type="float">
            <text:p>-0.4030</text:p>
          </table:table-cell>
          <table:table-cell table:formula="of:=wpc*[.G30]+(1-wpc)*[.E30]" office:value-type="float" office:value="-0.130387482620113" calcext:value-type="float">
            <text:p>-0.1304</text:p>
          </table:table-cell>
          <table:table-cell/>
          <table:table-cell table:formula="of:=ABS([.H30]-[.E30])" office:value-type="float" office:value="0.14925" calcext:value-type="float">
            <text:p>0.1493</text:p>
          </table:table-cell>
          <table:table-cell table:formula="of:=ABS([.E30]-[.I30])" office:value-type="float" office:value="0.123362517379887" calcext:value-type="float">
            <text:p>0.1234</text:p>
          </table:table-cell>
        </table:table-row>
        <table:table-row table:style-name="ro1">
          <table:table-cell table:number-columns-repeated="2"/>
          <table:table-cell table:formula="of:=[.C30]+dx" office:value-type="float" office:value="-0.223899999999999" calcext:value-type="float">
            <text:p>-0.2239</text:p>
          </table:table-cell>
          <table:table-cell/>
          <table:table-cell table:formula="of:=[.C31]" office:value-type="float" office:value="-0.223899999999999" calcext:value-type="float">
            <text:p>-0.2239</text:p>
          </table:table-cell>
          <table:table-cell table:formula="of:=IF([.C31]&lt;0;-1;+1)" office:value-type="float" office:value="-1" calcext:value-type="float">
            <text:p>-1.0000</text:p>
          </table:table-cell>
          <table:table-cell table:formula="of:=[.E31]*[.E31]*[.E31]" office:value-type="float" office:value="-0.0112243779189999" calcext:value-type="float">
            <text:p>-0.0112</text:p>
          </table:table-cell>
          <table:table-cell table:formula="of:=wbp*[.F31]+(1-wbp)*[.E31]" office:value-type="float" office:value="-0.37912" calcext:value-type="float">
            <text:p>-0.3791</text:p>
          </table:table-cell>
          <table:table-cell table:formula="of:=wpc*[.G31]+(1-wpc)*[.E31]" office:value-type="float" office:value="-0.113390505107317" calcext:value-type="float">
            <text:p>-0.1134</text:p>
          </table:table-cell>
          <table:table-cell/>
          <table:table-cell table:formula="of:=ABS([.H31]-[.E31])" office:value-type="float" office:value="0.15522" calcext:value-type="float">
            <text:p>0.1552</text:p>
          </table:table-cell>
          <table:table-cell table:formula="of:=ABS([.E31]-[.I31])" office:value-type="float" office:value="0.110509494892683" calcext:value-type="float">
            <text:p>0.1105</text:p>
          </table:table-cell>
        </table:table-row>
        <table:table-row table:style-name="ro1">
          <table:table-cell table:number-columns-repeated="2"/>
          <table:table-cell table:formula="of:=[.C31]+dx" office:value-type="float" office:value="-0.194049999999999" calcext:value-type="float">
            <text:p>-0.1941</text:p>
          </table:table-cell>
          <table:table-cell/>
          <table:table-cell table:formula="of:=[.C32]" office:value-type="float" office:value="-0.194049999999999" calcext:value-type="float">
            <text:p>-0.1941</text:p>
          </table:table-cell>
          <table:table-cell table:formula="of:=IF([.C32]&lt;0;-1;+1)" office:value-type="float" office:value="-1" calcext:value-type="float">
            <text:p>-1.0000</text:p>
          </table:table-cell>
          <table:table-cell table:formula="of:=[.E32]*[.E32]*[.E32]" office:value-type="float" office:value="-0.00730703085512494" calcext:value-type="float">
            <text:p>-0.0073</text:p>
          </table:table-cell>
          <table:table-cell table:formula="of:=wbp*[.F32]+(1-wbp)*[.E32]" office:value-type="float" office:value="-0.35524" calcext:value-type="float">
            <text:p>-0.3552</text:p>
          </table:table-cell>
          <table:table-cell table:formula="of:=wpc*[.G32]+(1-wpc)*[.E32]" office:value-type="float" office:value="-0.0970155068454425" calcext:value-type="float">
            <text:p>-0.0970</text:p>
          </table:table-cell>
          <table:table-cell/>
          <table:table-cell table:formula="of:=ABS([.H32]-[.E32])" office:value-type="float" office:value="0.16119" calcext:value-type="float">
            <text:p>0.1612</text:p>
          </table:table-cell>
          <table:table-cell table:formula="of:=ABS([.E32]-[.I32])" office:value-type="float" office:value="0.097034493154557" calcext:value-type="float">
            <text:p>0.0970</text:p>
          </table:table-cell>
        </table:table-row>
        <table:table-row table:style-name="ro1">
          <table:table-cell table:number-columns-repeated="2"/>
          <table:table-cell table:formula="of:=[.C32]+dx" office:value-type="float" office:value="-0.164199999999999" calcext:value-type="float">
            <text:p>-0.1642</text:p>
          </table:table-cell>
          <table:table-cell/>
          <table:table-cell table:formula="of:=[.C33]" office:value-type="float" office:value="-0.164199999999999" calcext:value-type="float">
            <text:p>-0.1642</text:p>
          </table:table-cell>
          <table:table-cell table:formula="of:=IF([.C33]&lt;0;-1;+1)" office:value-type="float" office:value="-1" calcext:value-type="float">
            <text:p>-1.0000</text:p>
          </table:table-cell>
          <table:table-cell table:formula="of:=[.E33]*[.E33]*[.E33]" office:value-type="float" office:value="-0.00442710128799996" calcext:value-type="float">
            <text:p>-0.0044</text:p>
          </table:table-cell>
          <table:table-cell table:formula="of:=wbp*[.F33]+(1-wbp)*[.E33]" office:value-type="float" office:value="-0.33136" calcext:value-type="float">
            <text:p>-0.3314</text:p>
          </table:table-cell>
          <table:table-cell table:formula="of:=wpc*[.G33]+(1-wpc)*[.E33]" office:value-type="float" office:value="-0.0811795665274777" calcext:value-type="float">
            <text:p>-0.0812</text:p>
          </table:table-cell>
          <table:table-cell/>
          <table:table-cell table:formula="of:=ABS([.H33]-[.E33])" office:value-type="float" office:value="0.16716" calcext:value-type="float">
            <text:p>0.1672</text:p>
          </table:table-cell>
          <table:table-cell table:formula="of:=ABS([.E33]-[.I33])" office:value-type="float" office:value="0.0830204334725218" calcext:value-type="float">
            <text:p>0.0830</text:p>
          </table:table-cell>
        </table:table-row>
        <table:table-row table:style-name="ro1">
          <table:table-cell table:style-name="ce1"/>
          <table:table-cell/>
          <table:table-cell table:formula="of:=[.C33]+dx" office:value-type="float" office:value="-0.134349999999999" calcext:value-type="float">
            <text:p>-0.1344</text:p>
          </table:table-cell>
          <table:table-cell/>
          <table:table-cell table:formula="of:=[.C34]" office:value-type="float" office:value="-0.134349999999999" calcext:value-type="float">
            <text:p>-0.1344</text:p>
          </table:table-cell>
          <table:table-cell table:formula="of:=IF([.C34]&lt;0;-1;+1)" office:value-type="float" office:value="-1" calcext:value-type="float">
            <text:p>-1.0000</text:p>
          </table:table-cell>
          <table:table-cell table:formula="of:=[.E34]*[.E34]*[.E34]" office:value-type="float" office:value="-0.00242500708787497" calcext:value-type="float">
            <text:p>-0.0024</text:p>
          </table:table-cell>
          <table:table-cell table:formula="of:=wbp*[.F34]+(1-wbp)*[.E34]" office:value-type="float" office:value="-0.30748" calcext:value-type="float">
            <text:p>-0.3075</text:p>
          </table:table-cell>
          <table:table-cell table:formula="of:=wpc*[.G34]+(1-wpc)*[.E34]" office:value-type="float" office:value="-0.0657997628464104" calcext:value-type="float">
            <text:p>-0.0658</text:p>
          </table:table-cell>
          <table:table-cell/>
          <table:table-cell table:formula="of:=ABS([.H34]-[.E34])" office:value-type="float" office:value="0.17313" calcext:value-type="float">
            <text:p>0.1731</text:p>
          </table:table-cell>
          <table:table-cell table:formula="of:=ABS([.E34]-[.I34])" office:value-type="float" office:value="0.0685502371535891" calcext:value-type="float">
            <text:p>0.0686</text:p>
          </table:table-cell>
        </table:table-row>
        <table:table-row table:style-name="ro1">
          <table:table-cell table:number-columns-repeated="2"/>
          <table:table-cell table:formula="of:=[.C34]+dx" office:value-type="float" office:value="-0.104499999999999" calcext:value-type="float">
            <text:p>-0.1045</text:p>
          </table:table-cell>
          <table:table-cell/>
          <table:table-cell table:formula="of:=[.C35]" office:value-type="float" office:value="-0.104499999999999" calcext:value-type="float">
            <text:p>-0.1045</text:p>
          </table:table-cell>
          <table:table-cell table:formula="of:=IF([.C35]&lt;0;-1;+1)" office:value-type="float" office:value="-1" calcext:value-type="float">
            <text:p>-1.0000</text:p>
          </table:table-cell>
          <table:table-cell table:formula="of:=[.E35]*[.E35]*[.E35]" office:value-type="float" office:value="-0.00114116612499998" calcext:value-type="float">
            <text:p>-0.0011</text:p>
          </table:table-cell>
          <table:table-cell table:formula="of:=wbp*[.F35]+(1-wbp)*[.E35]" office:value-type="float" office:value="-0.2836" calcext:value-type="float">
            <text:p>-0.2836</text:p>
          </table:table-cell>
          <table:table-cell table:formula="of:=wpc*[.G35]+(1-wpc)*[.E35]" office:value-type="float" office:value="-0.0507931744952284" calcext:value-type="float">
            <text:p>-0.0508</text:p>
          </table:table-cell>
          <table:table-cell/>
          <table:table-cell table:formula="of:=ABS([.H35]-[.E35])" office:value-type="float" office:value="0.1791" calcext:value-type="float">
            <text:p>0.1791</text:p>
          </table:table-cell>
          <table:table-cell table:formula="of:=ABS([.E35]-[.I35])" office:value-type="float" office:value="0.0537068255047711" calcext:value-type="float">
            <text:p>0.0537</text:p>
          </table:table-cell>
        </table:table-row>
        <table:table-row table:style-name="ro1">
          <table:table-cell table:number-columns-repeated="2"/>
          <table:table-cell table:formula="of:=[.C35]+dx" office:value-type="float" office:value="-0.0746499999999995" calcext:value-type="float">
            <text:p>-0.0746</text:p>
          </table:table-cell>
          <table:table-cell/>
          <table:table-cell table:formula="of:=[.C36]" office:value-type="float" office:value="-0.0746499999999995" calcext:value-type="float">
            <text:p>-0.0746</text:p>
          </table:table-cell>
          <table:table-cell table:formula="of:=IF([.C36]&lt;0;-1;+1)" office:value-type="float" office:value="-1" calcext:value-type="float">
            <text:p>-1.0000</text:p>
          </table:table-cell>
          <table:table-cell table:formula="of:=[.E36]*[.E36]*[.E36]" office:value-type="float" office:value="-0.000415996269624991" calcext:value-type="float">
            <text:p>-0.0004</text:p>
          </table:table-cell>
          <table:table-cell table:formula="of:=wbp*[.F36]+(1-wbp)*[.E36]" office:value-type="float" office:value="-0.25972" calcext:value-type="float">
            <text:p>-0.2597</text:p>
          </table:table-cell>
          <table:table-cell table:formula="of:=wpc*[.G36]+(1-wpc)*[.E36]" office:value-type="float" office:value="-0.0360768801669196" calcext:value-type="float">
            <text:p>-0.0361</text:p>
          </table:table-cell>
          <table:table-cell/>
          <table:table-cell table:formula="of:=ABS([.H36]-[.E36])" office:value-type="float" office:value="0.18507" calcext:value-type="float">
            <text:p>0.1851</text:p>
          </table:table-cell>
          <table:table-cell table:formula="of:=ABS([.E36]-[.I36])" office:value-type="float" office:value="0.0385731198330798" calcext:value-type="float">
            <text:p>0.0386</text:p>
          </table:table-cell>
        </table:table-row>
        <table:table-row table:style-name="ro1">
          <table:table-cell table:number-columns-repeated="2"/>
          <table:table-cell table:formula="of:=[.C36]+dx" office:value-type="float" office:value="-0.0447999999999995" calcext:value-type="float">
            <text:p>-0.0448</text:p>
          </table:table-cell>
          <table:table-cell/>
          <table:table-cell table:formula="of:=[.C37]" office:value-type="float" office:value="-0.0447999999999995" calcext:value-type="float">
            <text:p>-0.0448</text:p>
          </table:table-cell>
          <table:table-cell table:formula="of:=IF([.C37]&lt;0;-1;+1)" office:value-type="float" office:value="-1" calcext:value-type="float">
            <text:p>-1.0000</text:p>
          </table:table-cell>
          <table:table-cell table:formula="of:=[.E37]*[.E37]*[.E37]" office:value-type="float" office:value="-0.0000899153919999968" calcext:value-type="float">
            <text:p>-0.0001</text:p>
          </table:table-cell>
          <table:table-cell table:formula="of:=wbp*[.F37]+(1-wbp)*[.E37]" office:value-type="float" office:value="-0.23584" calcext:value-type="float">
            <text:p>-0.2358</text:p>
          </table:table-cell>
          <table:table-cell table:formula="of:=wpc*[.G37]+(1-wpc)*[.E37]" office:value-type="float" office:value="-0.021567958554472" calcext:value-type="float">
            <text:p>-0.0216</text:p>
          </table:table-cell>
          <table:table-cell/>
          <table:table-cell table:formula="of:=ABS([.H37]-[.E37])" office:value-type="float" office:value="0.19104" calcext:value-type="float">
            <text:p>0.1910</text:p>
          </table:table-cell>
          <table:table-cell table:formula="of:=ABS([.E37]-[.I37])" office:value-type="float" office:value="0.0232320414455275" calcext:value-type="float">
            <text:p>0.0232</text:p>
          </table:table-cell>
        </table:table-row>
        <table:table-row table:style-name="ro1">
          <table:table-cell table:number-columns-repeated="2"/>
          <table:table-cell table:formula="of:=[.C37]+dx" office:value-type="float" office:value="-0.0149499999999995" calcext:value-type="float">
            <text:p>-0.0149</text:p>
          </table:table-cell>
          <table:table-cell/>
          <table:table-cell table:formula="of:=[.C38]" office:value-type="float" office:value="-0.0149499999999995" calcext:value-type="float">
            <text:p>-0.0149</text:p>
          </table:table-cell>
          <table:table-cell table:formula="of:=IF([.C38]&lt;0;-1;+1)" office:value-type="float" office:value="-1" calcext:value-type="float">
            <text:p>-1.0000</text:p>
          </table:table-cell>
          <table:table-cell table:formula="of:=[.E38]*[.E38]*[.E38]" office:value-type="float" office:value="-0.00000334136237499964" calcext:value-type="float">
            <text:p>0.0000</text:p>
          </table:table-cell>
          <table:table-cell table:formula="of:=wbp*[.F38]+(1-wbp)*[.E38]" office:value-type="float" office:value="-0.21196" calcext:value-type="float">
            <text:p>-0.2120</text:p>
          </table:table-cell>
          <table:table-cell table:formula="of:=wpc*[.G38]+(1-wpc)*[.E38]" office:value-type="float" office:value="-0.00718348835087333" calcext:value-type="float">
            <text:p>-0.0072</text:p>
          </table:table-cell>
          <table:table-cell/>
          <table:table-cell table:formula="of:=ABS([.H38]-[.E38])" office:value-type="float" office:value="0.19701" calcext:value-type="float">
            <text:p>0.1970</text:p>
          </table:table-cell>
          <table:table-cell table:formula="of:=ABS([.E38]-[.I38])" office:value-type="float" office:value="0.00776651164912614" calcext:value-type="float">
            <text:p>0.0078</text:p>
          </table:table-cell>
        </table:table-row>
        <table:table-row table:style-name="ro1">
          <table:table-cell table:number-columns-repeated="2"/>
          <table:table-cell table:formula="of:=[.C38]+dx" office:value-type="float" office:value="0.0149000000000005" calcext:value-type="float">
            <text:p>0.0149</text:p>
          </table:table-cell>
          <table:table-cell/>
          <table:table-cell table:formula="of:=[.C39]" office:value-type="float" office:value="0.0149000000000005" calcext:value-type="float">
            <text:p>0.0149</text:p>
          </table:table-cell>
          <table:table-cell table:formula="of:=IF([.C39]&lt;0;-1;+1)" office:value-type="float" office:value="1" calcext:value-type="float">
            <text:p>1.0000</text:p>
          </table:table-cell>
          <table:table-cell table:formula="of:=[.E39]*[.E39]*[.E39]" office:value-type="float" office:value="0.00000330794900000036" calcext:value-type="float">
            <text:p>0.0000</text:p>
          </table:table-cell>
          <table:table-cell table:formula="of:=wbp*[.F39]+(1-wbp)*[.E39]" office:value-type="float" office:value="0.21192" calcext:value-type="float">
            <text:p>0.2119</text:p>
          </table:table-cell>
          <table:table-cell table:formula="of:=wpc*[.G39]+(1-wpc)*[.E39]" office:value-type="float" office:value="0.00715945175088843" calcext:value-type="float">
            <text:p>0.0072</text:p>
          </table:table-cell>
          <table:table-cell/>
          <table:table-cell table:formula="of:=ABS([.H39]-[.E39])" office:value-type="float" office:value="0.19702" calcext:value-type="float">
            <text:p>0.1970</text:p>
          </table:table-cell>
          <table:table-cell table:formula="of:=ABS([.E39]-[.I39])" office:value-type="float" office:value="0.00774054824911211" calcext:value-type="float">
            <text:p>0.0077</text:p>
          </table:table-cell>
        </table:table-row>
        <table:table-row table:style-name="ro1">
          <table:table-cell table:number-columns-repeated="2"/>
          <table:table-cell table:formula="of:=[.C39]+dx" office:value-type="float" office:value="0.0447500000000005" calcext:value-type="float">
            <text:p>0.0448</text:p>
          </table:table-cell>
          <table:table-cell/>
          <table:table-cell table:formula="of:=[.C40]" office:value-type="float" office:value="0.0447500000000005" calcext:value-type="float">
            <text:p>0.0448</text:p>
          </table:table-cell>
          <table:table-cell table:formula="of:=IF([.C40]&lt;0;-1;+1)" office:value-type="float" office:value="1" calcext:value-type="float">
            <text:p>1.0000</text:p>
          </table:table-cell>
          <table:table-cell table:formula="of:=[.E40]*[.E40]*[.E40]" office:value-type="float" office:value="0.0000896146718750032" calcext:value-type="float">
            <text:p>0.0001</text:p>
          </table:table-cell>
          <table:table-cell table:formula="of:=wbp*[.F40]+(1-wbp)*[.E40]" office:value-type="float" office:value="0.2358" calcext:value-type="float">
            <text:p>0.2358</text:p>
          </table:table-cell>
          <table:table-cell table:formula="of:=wpc*[.G40]+(1-wpc)*[.E40]" office:value-type="float" office:value="0.0215437830578254" calcext:value-type="float">
            <text:p>0.0215</text:p>
          </table:table-cell>
          <table:table-cell/>
          <table:table-cell table:formula="of:=ABS([.H40]-[.E40])" office:value-type="float" office:value="0.19105" calcext:value-type="float">
            <text:p>0.1911</text:p>
          </table:table-cell>
          <table:table-cell table:formula="of:=ABS([.E40]-[.I40])" office:value-type="float" office:value="0.0232062169421751" calcext:value-type="float">
            <text:p>0.0232</text:p>
          </table:table-cell>
        </table:table-row>
        <table:table-row table:style-name="ro1">
          <table:table-cell table:number-columns-repeated="2"/>
          <table:table-cell table:formula="of:=[.C40]+dx" office:value-type="float" office:value="0.0746000000000005" calcext:value-type="float">
            <text:p>0.0746</text:p>
          </table:table-cell>
          <table:table-cell/>
          <table:table-cell table:formula="of:=[.C41]" office:value-type="float" office:value="0.0746000000000005" calcext:value-type="float">
            <text:p>0.0746</text:p>
          </table:table-cell>
          <table:table-cell table:formula="of:=IF([.C41]&lt;0;-1;+1)" office:value-type="float" office:value="1" calcext:value-type="float">
            <text:p>1.0000</text:p>
          </table:table-cell>
          <table:table-cell table:formula="of:=[.E41]*[.E41]*[.E41]" office:value-type="float" office:value="0.000415160936000009" calcext:value-type="float">
            <text:p>0.0004</text:p>
          </table:table-cell>
          <table:table-cell table:formula="of:=wbp*[.F41]+(1-wbp)*[.E41]" office:value-type="float" office:value="0.25968" calcext:value-type="float">
            <text:p>0.2597</text:p>
          </table:table-cell>
          <table:table-cell table:formula="of:=wpc*[.G41]+(1-wpc)*[.E41]" office:value-type="float" office:value="0.0360524268769497" calcext:value-type="float">
            <text:p>0.0361</text:p>
          </table:table-cell>
          <table:table-cell/>
          <table:table-cell table:formula="of:=ABS([.H41]-[.E41])" office:value-type="float" office:value="0.18508" calcext:value-type="float">
            <text:p>0.1851</text:p>
          </table:table-cell>
          <table:table-cell table:formula="of:=ABS([.E41]-[.I41])" office:value-type="float" office:value="0.0385475731230508" calcext:value-type="float">
            <text:p>0.0385</text:p>
          </table:table-cell>
        </table:table-row>
        <table:table-row table:style-name="ro1">
          <table:table-cell table:number-columns-repeated="2"/>
          <table:table-cell table:formula="of:=[.C41]+dx" office:value-type="float" office:value="0.104450000000001" calcext:value-type="float">
            <text:p>0.1045</text:p>
          </table:table-cell>
          <table:table-cell/>
          <table:table-cell table:formula="of:=[.C42]" office:value-type="float" office:value="0.104450000000001" calcext:value-type="float">
            <text:p>0.1045</text:p>
          </table:table-cell>
          <table:table-cell table:formula="of:=IF([.C42]&lt;0;-1;+1)" office:value-type="float" office:value="1" calcext:value-type="float">
            <text:p>1.0000</text:p>
          </table:table-cell>
          <table:table-cell table:formula="of:=[.E42]*[.E42]*[.E42]" office:value-type="float" office:value="0.00113952887112502" calcext:value-type="float">
            <text:p>0.0011</text:p>
          </table:table-cell>
          <table:table-cell table:formula="of:=wbp*[.F42]+(1-wbp)*[.E42]" office:value-type="float" office:value="0.28356" calcext:value-type="float">
            <text:p>0.2836</text:p>
          </table:table-cell>
          <table:table-cell table:formula="of:=wpc*[.G42]+(1-wpc)*[.E42]" office:value-type="float" office:value="0.0507683045152735" calcext:value-type="float">
            <text:p>0.0508</text:p>
          </table:table-cell>
          <table:table-cell/>
          <table:table-cell table:formula="of:=ABS([.H42]-[.E42])" office:value-type="float" office:value="0.17911" calcext:value-type="float">
            <text:p>0.1791</text:p>
          </table:table-cell>
          <table:table-cell table:formula="of:=ABS([.E42]-[.I42])" office:value-type="float" office:value="0.053681695484727" calcext:value-type="float">
            <text:p>0.0537</text:p>
          </table:table-cell>
        </table:table-row>
        <table:table-row table:style-name="ro1">
          <table:table-cell table:number-columns-repeated="2"/>
          <table:table-cell table:formula="of:=[.C42]+dx" office:value-type="float" office:value="0.134300000000001" calcext:value-type="float">
            <text:p>0.1343</text:p>
          </table:table-cell>
          <table:table-cell/>
          <table:table-cell table:formula="of:=[.C43]" office:value-type="float" office:value="0.134300000000001" calcext:value-type="float">
            <text:p>0.1343</text:p>
          </table:table-cell>
          <table:table-cell table:formula="of:=IF([.C43]&lt;0;-1;+1)" office:value-type="float" office:value="1" calcext:value-type="float">
            <text:p>1.0000</text:p>
          </table:table-cell>
          <table:table-cell table:formula="of:=[.E43]*[.E43]*[.E43]" office:value-type="float" office:value="0.00242230060700003" calcext:value-type="float">
            <text:p>0.0024</text:p>
          </table:table-cell>
          <table:table-cell table:formula="of:=wbp*[.F43]+(1-wbp)*[.E43]" office:value-type="float" office:value="0.30744" calcext:value-type="float">
            <text:p>0.3074</text:p>
          </table:table-cell>
          <table:table-cell table:formula="of:=wpc*[.G43]+(1-wpc)*[.E43]" office:value-type="float" office:value="0.0657743372798089" calcext:value-type="float">
            <text:p>0.0658</text:p>
          </table:table-cell>
          <table:table-cell/>
          <table:table-cell table:formula="of:=ABS([.H43]-[.E43])" office:value-type="float" office:value="0.17314" calcext:value-type="float">
            <text:p>0.1731</text:p>
          </table:table-cell>
          <table:table-cell table:formula="of:=ABS([.E43]-[.I43])" office:value-type="float" office:value="0.0685256627201917" calcext:value-type="float">
            <text:p>0.0685</text:p>
          </table:table-cell>
        </table:table-row>
        <table:table-row table:style-name="ro1">
          <table:table-cell table:number-columns-repeated="2"/>
          <table:table-cell table:formula="of:=[.C43]+dx" office:value-type="float" office:value="0.164150000000001" calcext:value-type="float">
            <text:p>0.1642</text:p>
          </table:table-cell>
          <table:table-cell/>
          <table:table-cell table:formula="of:=[.C44]" office:value-type="float" office:value="0.164150000000001" calcext:value-type="float">
            <text:p>0.1642</text:p>
          </table:table-cell>
          <table:table-cell table:formula="of:=IF([.C44]&lt;0;-1;+1)" office:value-type="float" office:value="1" calcext:value-type="float">
            <text:p>1.0000</text:p>
          </table:table-cell>
          <table:table-cell table:formula="of:=[.E44]*[.E44]*[.E44]" office:value-type="float" office:value="0.00442305827337504" calcext:value-type="float">
            <text:p>0.0044</text:p>
          </table:table-cell>
          <table:table-cell table:formula="of:=wbp*[.F44]+(1-wbp)*[.E44]" office:value-type="float" office:value="0.33132" calcext:value-type="float">
            <text:p>0.3313</text:p>
          </table:table-cell>
          <table:table-cell table:formula="of:=wpc*[.G44]+(1-wpc)*[.E44]" office:value-type="float" office:value="0.0811534464775679" calcext:value-type="float">
            <text:p>0.0812</text:p>
          </table:table-cell>
          <table:table-cell/>
          <table:table-cell table:formula="of:=ABS([.H44]-[.E44])" office:value-type="float" office:value="0.16717" calcext:value-type="float">
            <text:p>0.1672</text:p>
          </table:table-cell>
          <table:table-cell table:formula="of:=ABS([.E44]-[.I44])" office:value-type="float" office:value="0.0829965535224326" calcext:value-type="float">
            <text:p>0.0830</text:p>
          </table:table-cell>
        </table:table-row>
        <table:table-row table:style-name="ro1">
          <table:table-cell table:number-columns-repeated="2"/>
          <table:table-cell table:formula="of:=[.C44]+dx" office:value-type="float" office:value="0.194000000000001" calcext:value-type="float">
            <text:p>0.1940</text:p>
          </table:table-cell>
          <table:table-cell/>
          <table:table-cell table:formula="of:=[.C45]" office:value-type="float" office:value="0.194000000000001" calcext:value-type="float">
            <text:p>0.1940</text:p>
          </table:table-cell>
          <table:table-cell table:formula="of:=IF([.C45]&lt;0;-1;+1)" office:value-type="float" office:value="1" calcext:value-type="float">
            <text:p>1.0000</text:p>
          </table:table-cell>
          <table:table-cell table:formula="of:=[.E45]*[.E45]*[.E45]" office:value-type="float" office:value="0.00730138400000006" calcext:value-type="float">
            <text:p>0.0073</text:p>
          </table:table-cell>
          <table:table-cell table:formula="of:=wbp*[.F45]+(1-wbp)*[.E45]" office:value-type="float" office:value="0.3552" calcext:value-type="float">
            <text:p>0.3552</text:p>
          </table:table-cell>
          <table:table-cell table:formula="of:=wpc*[.G45]+(1-wpc)*[.E45]" office:value-type="float" office:value="0.0969885534155628" calcext:value-type="float">
            <text:p>0.0970</text:p>
          </table:table-cell>
          <table:table-cell/>
          <table:table-cell table:formula="of:=ABS([.H45]-[.E45])" office:value-type="float" office:value="0.1612" calcext:value-type="float">
            <text:p>0.1612</text:p>
          </table:table-cell>
          <table:table-cell table:formula="of:=ABS([.E45]-[.I45])" office:value-type="float" office:value="0.0970114465844378" calcext:value-type="float">
            <text:p>0.0970</text:p>
          </table:table-cell>
        </table:table-row>
        <table:table-row table:style-name="ro1">
          <table:table-cell table:number-columns-repeated="2"/>
          <table:table-cell table:formula="of:=[.C45]+dx" office:value-type="float" office:value="0.22385" calcext:value-type="float">
            <text:p>0.2239</text:p>
          </table:table-cell>
          <table:table-cell/>
          <table:table-cell table:formula="of:=[.C46]" office:value-type="float" office:value="0.22385" calcext:value-type="float">
            <text:p>0.2239</text:p>
          </table:table-cell>
          <table:table-cell table:formula="of:=IF([.C46]&lt;0;-1;+1)" office:value-type="float" office:value="1" calcext:value-type="float">
            <text:p>1.0000</text:p>
          </table:table-cell>
          <table:table-cell table:formula="of:=[.E46]*[.E46]*[.E46]" office:value-type="float" office:value="0.0112168599166251" calcext:value-type="float">
            <text:p>0.0112</text:p>
          </table:table-cell>
          <table:table-cell table:formula="of:=wbp*[.F46]+(1-wbp)*[.E46]" office:value-type="float" office:value="0.37908" calcext:value-type="float">
            <text:p>0.3791</text:p>
          </table:table-cell>
          <table:table-cell table:formula="of:=wpc*[.G46]+(1-wpc)*[.E46]" office:value-type="float" office:value="0.113362579400805" calcext:value-type="float">
            <text:p>0.1134</text:p>
          </table:table-cell>
          <table:table-cell/>
          <table:table-cell table:formula="of:=ABS([.H46]-[.E46])" office:value-type="float" office:value="0.15523" calcext:value-type="float">
            <text:p>0.1552</text:p>
          </table:table-cell>
          <table:table-cell table:formula="of:=ABS([.E46]-[.I46])" office:value-type="float" office:value="0.110487420599195" calcext:value-type="float">
            <text:p>0.1105</text:p>
          </table:table-cell>
        </table:table-row>
        <table:table-row table:style-name="ro1">
          <table:table-cell table:number-columns-repeated="2"/>
          <table:table-cell table:formula="of:=[.C46]+dx" office:value-type="float" office:value="0.2537" calcext:value-type="float">
            <text:p>0.2537</text:p>
          </table:table-cell>
          <table:table-cell/>
          <table:table-cell table:formula="of:=[.C47]" office:value-type="float" office:value="0.2537" calcext:value-type="float">
            <text:p>0.2537</text:p>
          </table:table-cell>
          <table:table-cell table:formula="of:=IF([.C47]&lt;0;-1;+1)" office:value-type="float" office:value="1" calcext:value-type="float">
            <text:p>1.0000</text:p>
          </table:table-cell>
          <table:table-cell table:formula="of:=[.E47]*[.E47]*[.E47]" office:value-type="float" office:value="0.0163290681530001" calcext:value-type="float">
            <text:p>0.0163</text:p>
          </table:table-cell>
          <table:table-cell table:formula="of:=wbp*[.F47]+(1-wbp)*[.E47]" office:value-type="float" office:value="0.40296" calcext:value-type="float">
            <text:p>0.4030</text:p>
          </table:table-cell>
          <table:table-cell table:formula="of:=wpc*[.G47]+(1-wpc)*[.E47]" office:value-type="float" office:value="0.130358445740308" calcext:value-type="float">
            <text:p>0.1304</text:p>
          </table:table-cell>
          <table:table-cell/>
          <table:table-cell table:formula="of:=ABS([.H47]-[.E47])" office:value-type="float" office:value="0.14926" calcext:value-type="float">
            <text:p>0.1493</text:p>
          </table:table-cell>
          <table:table-cell table:formula="of:=ABS([.E47]-[.I47])" office:value-type="float" office:value="0.123341554259692" calcext:value-type="float">
            <text:p>0.1233</text:p>
          </table:table-cell>
        </table:table-row>
        <table:table-row table:style-name="ro1">
          <table:table-cell table:number-columns-repeated="2"/>
          <table:table-cell table:formula="of:=[.C47]+dx" office:value-type="float" office:value="0.28355" calcext:value-type="float">
            <text:p>0.2836</text:p>
          </table:table-cell>
          <table:table-cell/>
          <table:table-cell table:formula="of:=[.C48]" office:value-type="float" office:value="0.28355" calcext:value-type="float">
            <text:p>0.2836</text:p>
          </table:table-cell>
          <table:table-cell table:formula="of:=IF([.C48]&lt;0;-1;+1)" office:value-type="float" office:value="1" calcext:value-type="float">
            <text:p>1.0000</text:p>
          </table:table-cell>
          <table:table-cell table:formula="of:=[.E48]*[.E48]*[.E48]" office:value-type="float" office:value="0.0227975908388751" calcext:value-type="float">
            <text:p>0.0228</text:p>
          </table:table-cell>
          <table:table-cell table:formula="of:=wbp*[.F48]+(1-wbp)*[.E48]" office:value-type="float" office:value="0.42684" calcext:value-type="float">
            <text:p>0.4268</text:p>
          </table:table-cell>
          <table:table-cell table:formula="of:=wpc*[.G48]+(1-wpc)*[.E48]" office:value-type="float" office:value="0.148059073741083" calcext:value-type="float">
            <text:p>0.1481</text:p>
          </table:table-cell>
          <table:table-cell/>
          <table:table-cell table:formula="of:=ABS([.H48]-[.E48])" office:value-type="float" office:value="0.14329" calcext:value-type="float">
            <text:p>0.1433</text:p>
          </table:table-cell>
          <table:table-cell table:formula="of:=ABS([.E48]-[.I48])" office:value-type="float" office:value="0.135490926258917" calcext:value-type="float">
            <text:p>0.1355</text:p>
          </table:table-cell>
        </table:table-row>
        <table:table-row table:style-name="ro1">
          <table:table-cell table:number-columns-repeated="2"/>
          <table:table-cell table:formula="of:=[.C48]+dx" office:value-type="float" office:value="0.3134" calcext:value-type="float">
            <text:p>0.3134</text:p>
          </table:table-cell>
          <table:table-cell/>
          <table:table-cell table:formula="of:=[.C49]" office:value-type="float" office:value="0.3134" calcext:value-type="float">
            <text:p>0.3134</text:p>
          </table:table-cell>
          <table:table-cell table:formula="of:=IF([.C49]&lt;0;-1;+1)" office:value-type="float" office:value="1" calcext:value-type="float">
            <text:p>1.0000</text:p>
          </table:table-cell>
          <table:table-cell table:formula="of:=[.E49]*[.E49]*[.E49]" office:value-type="float" office:value="0.0307820101040001" calcext:value-type="float">
            <text:p>0.0308</text:p>
          </table:table-cell>
          <table:table-cell table:formula="of:=wbp*[.F49]+(1-wbp)*[.E49]" office:value-type="float" office:value="0.45072" calcext:value-type="float">
            <text:p>0.4507</text:p>
          </table:table-cell>
          <table:table-cell table:formula="of:=wpc*[.G49]+(1-wpc)*[.E49]" office:value-type="float" office:value="0.166547384710142" calcext:value-type="float">
            <text:p>0.1665</text:p>
          </table:table-cell>
          <table:table-cell/>
          <table:table-cell table:formula="of:=ABS([.H49]-[.E49])" office:value-type="float" office:value="0.13732" calcext:value-type="float">
            <text:p>0.1373</text:p>
          </table:table-cell>
          <table:table-cell table:formula="of:=ABS([.E49]-[.I49])" office:value-type="float" office:value="0.146852615289858" calcext:value-type="float">
            <text:p>0.1469</text:p>
          </table:table-cell>
        </table:table-row>
        <table:table-row table:style-name="ro1">
          <table:table-cell table:number-columns-repeated="2"/>
          <table:table-cell table:formula="of:=[.C49]+dx" office:value-type="float" office:value="0.34325" calcext:value-type="float">
            <text:p>0.3433</text:p>
          </table:table-cell>
          <table:table-cell/>
          <table:table-cell table:formula="of:=[.C50]" office:value-type="float" office:value="0.34325" calcext:value-type="float">
            <text:p>0.3433</text:p>
          </table:table-cell>
          <table:table-cell table:formula="of:=IF([.C50]&lt;0;-1;+1)" office:value-type="float" office:value="1" calcext:value-type="float">
            <text:p>1.0000</text:p>
          </table:table-cell>
          <table:table-cell table:formula="of:=[.E50]*[.E50]*[.E50]" office:value-type="float" office:value="0.0404419080781252" calcext:value-type="float">
            <text:p>0.0404</text:p>
          </table:table-cell>
          <table:table-cell table:formula="of:=wbp*[.F50]+(1-wbp)*[.E50]" office:value-type="float" office:value="0.4746" calcext:value-type="float">
            <text:p>0.4746</text:p>
          </table:table-cell>
          <table:table-cell table:formula="of:=wpc*[.G50]+(1-wpc)*[.E50]" office:value-type="float" office:value="0.185906299954498" calcext:value-type="float">
            <text:p>0.1859</text:p>
          </table:table-cell>
          <table:table-cell/>
          <table:table-cell table:formula="of:=ABS([.H50]-[.E50])" office:value-type="float" office:value="0.13135" calcext:value-type="float">
            <text:p>0.1314</text:p>
          </table:table-cell>
          <table:table-cell table:formula="of:=ABS([.E50]-[.I50])" office:value-type="float" office:value="0.157343700045502" calcext:value-type="float">
            <text:p>0.1573</text:p>
          </table:table-cell>
        </table:table-row>
        <table:table-row table:style-name="ro1">
          <table:table-cell table:number-columns-repeated="2"/>
          <table:table-cell table:formula="of:=[.C50]+dx" office:value-type="float" office:value="0.3731" calcext:value-type="float">
            <text:p>0.3731</text:p>
          </table:table-cell>
          <table:table-cell/>
          <table:table-cell table:formula="of:=[.C51]" office:value-type="float" office:value="0.3731" calcext:value-type="float">
            <text:p>0.3731</text:p>
          </table:table-cell>
          <table:table-cell table:formula="of:=IF([.C51]&lt;0;-1;+1)" office:value-type="float" office:value="1" calcext:value-type="float">
            <text:p>1.0000</text:p>
          </table:table-cell>
          <table:table-cell table:formula="of:=[.E51]*[.E51]*[.E51]" office:value-type="float" office:value="0.0519368668910002" calcext:value-type="float">
            <text:p>0.0519</text:p>
          </table:table-cell>
          <table:table-cell table:formula="of:=wbp*[.F51]+(1-wbp)*[.E51]" office:value-type="float" office:value="0.49848" calcext:value-type="float">
            <text:p>0.4985</text:p>
          </table:table-cell>
          <table:table-cell table:formula="of:=wpc*[.G51]+(1-wpc)*[.E51]" office:value-type="float" office:value="0.206218740781162" calcext:value-type="float">
            <text:p>0.2062</text:p>
          </table:table-cell>
          <table:table-cell/>
          <table:table-cell table:formula="of:=ABS([.H51]-[.E51])" office:value-type="float" office:value="0.12538" calcext:value-type="float">
            <text:p>0.1254</text:p>
          </table:table-cell>
          <table:table-cell table:formula="of:=ABS([.E51]-[.I51])" office:value-type="float" office:value="0.166881259218838" calcext:value-type="float">
            <text:p>0.1669</text:p>
          </table:table-cell>
        </table:table-row>
        <table:table-row table:style-name="ro1">
          <table:table-cell table:number-columns-repeated="2"/>
          <table:table-cell table:formula="of:=[.C51]+dx" office:value-type="float" office:value="0.40295" calcext:value-type="float">
            <text:p>0.4030</text:p>
          </table:table-cell>
          <table:table-cell/>
          <table:table-cell table:formula="of:=[.C52]" office:value-type="float" office:value="0.40295" calcext:value-type="float">
            <text:p>0.4030</text:p>
          </table:table-cell>
          <table:table-cell table:formula="of:=IF([.C52]&lt;0;-1;+1)" office:value-type="float" office:value="1" calcext:value-type="float">
            <text:p>1.0000</text:p>
          </table:table-cell>
          <table:table-cell table:formula="of:=[.E52]*[.E52]*[.E52]" office:value-type="float" office:value="0.0654264686723752" calcext:value-type="float">
            <text:p>0.0654</text:p>
          </table:table-cell>
          <table:table-cell table:formula="of:=wbp*[.F52]+(1-wbp)*[.E52]" office:value-type="float" office:value="0.52236" calcext:value-type="float">
            <text:p>0.5224</text:p>
          </table:table-cell>
          <table:table-cell table:formula="of:=wpc*[.G52]+(1-wpc)*[.E52]" office:value-type="float" office:value="0.227567628497147" calcext:value-type="float">
            <text:p>0.2276</text:p>
          </table:table-cell>
          <table:table-cell/>
          <table:table-cell table:formula="of:=ABS([.H52]-[.E52])" office:value-type="float" office:value="0.11941" calcext:value-type="float">
            <text:p>0.1194</text:p>
          </table:table-cell>
          <table:table-cell table:formula="of:=ABS([.E52]-[.I52])" office:value-type="float" office:value="0.175382371502854" calcext:value-type="float">
            <text:p>0.1754</text:p>
          </table:table-cell>
        </table:table-row>
        <table:table-row table:style-name="ro1">
          <table:table-cell table:number-columns-repeated="2"/>
          <table:table-cell table:formula="of:=[.C52]+dx" office:value-type="float" office:value="0.4328" calcext:value-type="float">
            <text:p>0.4328</text:p>
          </table:table-cell>
          <table:table-cell/>
          <table:table-cell table:formula="of:=[.C53]" office:value-type="float" office:value="0.4328" calcext:value-type="float">
            <text:p>0.4328</text:p>
          </table:table-cell>
          <table:table-cell table:formula="of:=IF([.C53]&lt;0;-1;+1)" office:value-type="float" office:value="1" calcext:value-type="float">
            <text:p>1.0000</text:p>
          </table:table-cell>
          <table:table-cell table:formula="of:=[.E53]*[.E53]*[.E53]" office:value-type="float" office:value="0.0810702955520002" calcext:value-type="float">
            <text:p>0.0811</text:p>
          </table:table-cell>
          <table:table-cell table:formula="of:=wbp*[.F53]+(1-wbp)*[.E53]" office:value-type="float" office:value="0.54624" calcext:value-type="float">
            <text:p>0.5462</text:p>
          </table:table-cell>
          <table:table-cell table:formula="of:=wpc*[.G53]+(1-wpc)*[.E53]" office:value-type="float" office:value="0.250035884409464" calcext:value-type="float">
            <text:p>0.2500</text:p>
          </table:table-cell>
          <table:table-cell/>
          <table:table-cell table:formula="of:=ABS([.H53]-[.E53])" office:value-type="float" office:value="0.11344" calcext:value-type="float">
            <text:p>0.1134</text:p>
          </table:table-cell>
          <table:table-cell table:formula="of:=ABS([.E53]-[.I53])" office:value-type="float" office:value="0.182764115590536" calcext:value-type="float">
            <text:p>0.1828</text:p>
          </table:table-cell>
        </table:table-row>
        <table:table-row table:style-name="ro1">
          <table:table-cell table:number-columns-repeated="2"/>
          <table:table-cell table:formula="of:=[.C53]+dx" office:value-type="float" office:value="0.46265" calcext:value-type="float">
            <text:p>0.4627</text:p>
          </table:table-cell>
          <table:table-cell/>
          <table:table-cell table:formula="of:=[.C54]" office:value-type="float" office:value="0.46265" calcext:value-type="float">
            <text:p>0.4627</text:p>
          </table:table-cell>
          <table:table-cell table:formula="of:=IF([.C54]&lt;0;-1;+1)" office:value-type="float" office:value="1" calcext:value-type="float">
            <text:p>1.0000</text:p>
          </table:table-cell>
          <table:table-cell table:formula="of:=[.E54]*[.E54]*[.E54]" office:value-type="float" office:value="0.0990279296596253" calcext:value-type="float">
            <text:p>0.0990</text:p>
          </table:table-cell>
          <table:table-cell table:formula="of:=wbp*[.F54]+(1-wbp)*[.E54]" office:value-type="float" office:value="0.57012" calcext:value-type="float">
            <text:p>0.5701</text:p>
          </table:table-cell>
          <table:table-cell table:formula="of:=wpc*[.G54]+(1-wpc)*[.E54]" office:value-type="float" office:value="0.273706429825126" calcext:value-type="float">
            <text:p>0.2737</text:p>
          </table:table-cell>
          <table:table-cell/>
          <table:table-cell table:formula="of:=ABS([.H54]-[.E54])" office:value-type="float" office:value="0.10747" calcext:value-type="float">
            <text:p>0.1075</text:p>
          </table:table-cell>
          <table:table-cell table:formula="of:=ABS([.E54]-[.I54])" office:value-type="float" office:value="0.188943570174874" calcext:value-type="float">
            <text:p>0.1889</text:p>
          </table:table-cell>
        </table:table-row>
        <table:table-row table:style-name="ro1">
          <table:table-cell table:number-columns-repeated="2"/>
          <table:table-cell table:formula="of:=[.C54]+dx" office:value-type="float" office:value="0.4925" calcext:value-type="float">
            <text:p>0.4925</text:p>
          </table:table-cell>
          <table:table-cell/>
          <table:table-cell table:formula="of:=[.C55]" office:value-type="float" office:value="0.4925" calcext:value-type="float">
            <text:p>0.4925</text:p>
          </table:table-cell>
          <table:table-cell table:formula="of:=IF([.C55]&lt;0;-1;+1)" office:value-type="float" office:value="1" calcext:value-type="float">
            <text:p>1.0000</text:p>
          </table:table-cell>
          <table:table-cell table:formula="of:=[.E55]*[.E55]*[.E55]" office:value-type="float" office:value="0.119458953125" calcext:value-type="float">
            <text:p>0.1195</text:p>
          </table:table-cell>
          <table:table-cell table:formula="of:=wbp*[.F55]+(1-wbp)*[.E55]" office:value-type="float" office:value="0.594" calcext:value-type="float">
            <text:p>0.5940</text:p>
          </table:table-cell>
          <table:table-cell table:formula="of:=wpc*[.G55]+(1-wpc)*[.E55]" office:value-type="float" office:value="0.298662186051145" calcext:value-type="float">
            <text:p>0.2987</text:p>
          </table:table-cell>
          <table:table-cell/>
          <table:table-cell table:formula="of:=ABS([.H55]-[.E55])" office:value-type="float" office:value="0.1015" calcext:value-type="float">
            <text:p>0.1015</text:p>
          </table:table-cell>
          <table:table-cell table:formula="of:=ABS([.E55]-[.I55])" office:value-type="float" office:value="0.193837813948855" calcext:value-type="float">
            <text:p>0.1938</text:p>
          </table:table-cell>
        </table:table-row>
        <table:table-row table:style-name="ro1">
          <table:table-cell table:number-columns-repeated="2"/>
          <table:table-cell table:formula="of:=[.C55]+dx" office:value-type="float" office:value="0.52235" calcext:value-type="float">
            <text:p>0.5224</text:p>
          </table:table-cell>
          <table:table-cell/>
          <table:table-cell table:formula="of:=[.C56]" office:value-type="float" office:value="0.52235" calcext:value-type="float">
            <text:p>0.5224</text:p>
          </table:table-cell>
          <table:table-cell table:formula="of:=IF([.C56]&lt;0;-1;+1)" office:value-type="float" office:value="1" calcext:value-type="float">
            <text:p>1.0000</text:p>
          </table:table-cell>
          <table:table-cell table:formula="of:=[.E56]*[.E56]*[.E56]" office:value-type="float" office:value="0.142522948077875" calcext:value-type="float">
            <text:p>0.1425</text:p>
          </table:table-cell>
          <table:table-cell table:formula="of:=wbp*[.F56]+(1-wbp)*[.E56]" office:value-type="float" office:value="0.61788" calcext:value-type="float">
            <text:p>0.6179</text:p>
          </table:table-cell>
          <table:table-cell table:formula="of:=wpc*[.G56]+(1-wpc)*[.E56]" office:value-type="float" office:value="0.324986074394534" calcext:value-type="float">
            <text:p>0.3250</text:p>
          </table:table-cell>
          <table:table-cell/>
          <table:table-cell table:formula="of:=ABS([.H56]-[.E56])" office:value-type="float" office:value="0.09553" calcext:value-type="float">
            <text:p>0.0955</text:p>
          </table:table-cell>
          <table:table-cell table:formula="of:=ABS([.E56]-[.I56])" office:value-type="float" office:value="0.197363925605467" calcext:value-type="float">
            <text:p>0.1974</text:p>
          </table:table-cell>
        </table:table-row>
        <table:table-row table:style-name="ro1">
          <table:table-cell table:number-columns-repeated="2"/>
          <table:table-cell table:formula="of:=[.C56]+dx" office:value-type="float" office:value="0.552200000000001" calcext:value-type="float">
            <text:p>0.5522</text:p>
          </table:table-cell>
          <table:table-cell/>
          <table:table-cell table:formula="of:=[.C57]" office:value-type="float" office:value="0.552200000000001" calcext:value-type="float">
            <text:p>0.5522</text:p>
          </table:table-cell>
          <table:table-cell table:formula="of:=IF([.C57]&lt;0;-1;+1)" office:value-type="float" office:value="1" calcext:value-type="float">
            <text:p>1.0000</text:p>
          </table:table-cell>
          <table:table-cell table:formula="of:=[.E57]*[.E57]*[.E57]" office:value-type="float" office:value="0.168379496648" calcext:value-type="float">
            <text:p>0.1684</text:p>
          </table:table-cell>
          <table:table-cell table:formula="of:=wbp*[.F57]+(1-wbp)*[.E57]" office:value-type="float" office:value="0.64176" calcext:value-type="float">
            <text:p>0.6418</text:p>
          </table:table-cell>
          <table:table-cell table:formula="of:=wpc*[.G57]+(1-wpc)*[.E57]" office:value-type="float" office:value="0.352761016162303" calcext:value-type="float">
            <text:p>0.3528</text:p>
          </table:table-cell>
          <table:table-cell/>
          <table:table-cell table:formula="of:=ABS([.H57]-[.E57])" office:value-type="float" office:value="0.0895599999999999" calcext:value-type="float">
            <text:p>0.0896</text:p>
          </table:table-cell>
          <table:table-cell table:formula="of:=ABS([.E57]-[.I57])" office:value-type="float" office:value="0.199438983837697" calcext:value-type="float">
            <text:p>0.1994</text:p>
          </table:table-cell>
        </table:table-row>
        <table:table-row table:style-name="ro1">
          <table:table-cell table:number-columns-repeated="2"/>
          <table:table-cell table:formula="of:=[.C57]+dx" office:value-type="float" office:value="0.58205" calcext:value-type="float">
            <text:p>0.5821</text:p>
          </table:table-cell>
          <table:table-cell/>
          <table:table-cell table:formula="of:=[.C58]" office:value-type="float" office:value="0.58205" calcext:value-type="float">
            <text:p>0.5821</text:p>
          </table:table-cell>
          <table:table-cell table:formula="of:=IF([.C58]&lt;0;-1;+1)" office:value-type="float" office:value="1" calcext:value-type="float">
            <text:p>1.0000</text:p>
          </table:table-cell>
          <table:table-cell table:formula="of:=[.E58]*[.E58]*[.E58]" office:value-type="float" office:value="0.197188180965125" calcext:value-type="float">
            <text:p>0.1972</text:p>
          </table:table-cell>
          <table:table-cell table:formula="of:=wbp*[.F58]+(1-wbp)*[.E58]" office:value-type="float" office:value="0.66564" calcext:value-type="float">
            <text:p>0.6656</text:p>
          </table:table-cell>
          <table:table-cell table:formula="of:=wpc*[.G58]+(1-wpc)*[.E58]" office:value-type="float" office:value="0.382069932661466" calcext:value-type="float">
            <text:p>0.3821</text:p>
          </table:table-cell>
          <table:table-cell/>
          <table:table-cell table:formula="of:=ABS([.H58]-[.E58])" office:value-type="float" office:value="0.0835899999999999" calcext:value-type="float">
            <text:p>0.0836</text:p>
          </table:table-cell>
          <table:table-cell table:formula="of:=ABS([.E58]-[.I58])" office:value-type="float" office:value="0.199980067338535" calcext:value-type="float">
            <text:p>0.2000</text:p>
          </table:table-cell>
        </table:table-row>
        <table:table-row table:style-name="ro1">
          <table:table-cell table:number-columns-repeated="2"/>
          <table:table-cell table:formula="of:=[.C58]+dx" office:value-type="float" office:value="0.611900000000001" calcext:value-type="float">
            <text:p>0.6119</text:p>
          </table:table-cell>
          <table:table-cell/>
          <table:table-cell table:formula="of:=[.C59]" office:value-type="float" office:value="0.611900000000001" calcext:value-type="float">
            <text:p>0.6119</text:p>
          </table:table-cell>
          <table:table-cell table:formula="of:=IF([.C59]&lt;0;-1;+1)" office:value-type="float" office:value="1" calcext:value-type="float">
            <text:p>1.0000</text:p>
          </table:table-cell>
          <table:table-cell table:formula="of:=[.E59]*[.E59]*[.E59]" office:value-type="float" office:value="0.229108583159001" calcext:value-type="float">
            <text:p>0.2291</text:p>
          </table:table-cell>
          <table:table-cell table:formula="of:=wbp*[.F59]+(1-wbp)*[.E59]" office:value-type="float" office:value="0.68952" calcext:value-type="float">
            <text:p>0.6895</text:p>
          </table:table-cell>
          <table:table-cell table:formula="of:=wpc*[.G59]+(1-wpc)*[.E59]" office:value-type="float" office:value="0.412995745199034" calcext:value-type="float">
            <text:p>0.4130</text:p>
          </table:table-cell>
          <table:table-cell/>
          <table:table-cell table:formula="of:=ABS([.H59]-[.E59])" office:value-type="float" office:value="0.0776199999999999" calcext:value-type="float">
            <text:p>0.0776</text:p>
          </table:table-cell>
          <table:table-cell table:formula="of:=ABS([.E59]-[.I59])" office:value-type="float" office:value="0.198904254800967" calcext:value-type="float">
            <text:p>0.1989</text:p>
          </table:table-cell>
        </table:table-row>
        <table:table-row table:style-name="ro1">
          <table:table-cell table:number-columns-repeated="2"/>
          <table:table-cell table:formula="of:=[.C59]+dx" office:value-type="float" office:value="0.641750000000001" calcext:value-type="float">
            <text:p>0.6418</text:p>
          </table:table-cell>
          <table:table-cell/>
          <table:table-cell table:formula="of:=[.C60]" office:value-type="float" office:value="0.641750000000001" calcext:value-type="float">
            <text:p>0.6418</text:p>
          </table:table-cell>
          <table:table-cell table:formula="of:=IF([.C60]&lt;0;-1;+1)" office:value-type="float" office:value="1" calcext:value-type="float">
            <text:p>1.0000</text:p>
          </table:table-cell>
          <table:table-cell table:formula="of:=[.E60]*[.E60]*[.E60]" office:value-type="float" office:value="0.264300285359376" calcext:value-type="float">
            <text:p>0.2643</text:p>
          </table:table-cell>
          <table:table-cell table:formula="of:=wbp*[.F60]+(1-wbp)*[.E60]" office:value-type="float" office:value="0.713400000000001" calcext:value-type="float">
            <text:p>0.7134</text:p>
          </table:table-cell>
          <table:table-cell table:formula="of:=wpc*[.G60]+(1-wpc)*[.E60]" office:value-type="float" office:value="0.44562137508202" calcext:value-type="float">
            <text:p>0.4456</text:p>
          </table:table-cell>
          <table:table-cell/>
          <table:table-cell table:formula="of:=ABS([.H60]-[.E60])" office:value-type="float" office:value="0.0716499999999999" calcext:value-type="float">
            <text:p>0.0716</text:p>
          </table:table-cell>
          <table:table-cell table:formula="of:=ABS([.E60]-[.I60])" office:value-type="float" office:value="0.196128624917981" calcext:value-type="float">
            <text:p>0.1961</text:p>
          </table:table-cell>
        </table:table-row>
        <table:table-row table:style-name="ro1">
          <table:table-cell table:number-columns-repeated="2"/>
          <table:table-cell table:formula="of:=[.C60]+dx" office:value-type="float" office:value="0.671600000000001" calcext:value-type="float">
            <text:p>0.6716</text:p>
          </table:table-cell>
          <table:table-cell/>
          <table:table-cell table:formula="of:=[.C61]" office:value-type="float" office:value="0.671600000000001" calcext:value-type="float">
            <text:p>0.6716</text:p>
          </table:table-cell>
          <table:table-cell table:formula="of:=IF([.C61]&lt;0;-1;+1)" office:value-type="float" office:value="1" calcext:value-type="float">
            <text:p>1.0000</text:p>
          </table:table-cell>
          <table:table-cell table:formula="of:=[.E61]*[.E61]*[.E61]" office:value-type="float" office:value="0.302922869696001" calcext:value-type="float">
            <text:p>0.3029</text:p>
          </table:table-cell>
          <table:table-cell table:formula="of:=wbp*[.F61]+(1-wbp)*[.E61]" office:value-type="float" office:value="0.737280000000001" calcext:value-type="float">
            <text:p>0.7373</text:p>
          </table:table-cell>
          <table:table-cell table:formula="of:=wpc*[.G61]+(1-wpc)*[.E61]" office:value-type="float" office:value="0.480029743617435" calcext:value-type="float">
            <text:p>0.4800</text:p>
          </table:table-cell>
          <table:table-cell/>
          <table:table-cell table:formula="of:=ABS([.H61]-[.E61])" office:value-type="float" office:value="0.06568" calcext:value-type="float">
            <text:p>0.0657</text:p>
          </table:table-cell>
          <table:table-cell table:formula="of:=ABS([.E61]-[.I61])" office:value-type="float" office:value="0.191570256382566" calcext:value-type="float">
            <text:p>0.1916</text:p>
          </table:table-cell>
        </table:table-row>
        <table:table-row table:style-name="ro1">
          <table:table-cell table:number-columns-repeated="2"/>
          <table:table-cell table:formula="of:=[.C61]+dx" office:value-type="float" office:value="0.701450000000001" calcext:value-type="float">
            <text:p>0.7015</text:p>
          </table:table-cell>
          <table:table-cell/>
          <table:table-cell table:formula="of:=[.C62]" office:value-type="float" office:value="0.701450000000001" calcext:value-type="float">
            <text:p>0.7015</text:p>
          </table:table-cell>
          <table:table-cell table:formula="of:=IF([.C62]&lt;0;-1;+1)" office:value-type="float" office:value="1" calcext:value-type="float">
            <text:p>1.0000</text:p>
          </table:table-cell>
          <table:table-cell table:formula="of:=[.E62]*[.E62]*[.E62]" office:value-type="float" office:value="0.345135918298626" calcext:value-type="float">
            <text:p>0.3451</text:p>
          </table:table-cell>
          <table:table-cell table:formula="of:=wbp*[.F62]+(1-wbp)*[.E62]" office:value-type="float" office:value="0.76116" calcext:value-type="float">
            <text:p>0.7612</text:p>
          </table:table-cell>
          <table:table-cell table:formula="of:=wpc*[.G62]+(1-wpc)*[.E62]" office:value-type="float" office:value="0.516303772112292" calcext:value-type="float">
            <text:p>0.5163</text:p>
          </table:table-cell>
          <table:table-cell/>
          <table:table-cell table:formula="of:=ABS([.H62]-[.E62])" office:value-type="float" office:value="0.0597099999999998" calcext:value-type="float">
            <text:p>0.0597</text:p>
          </table:table-cell>
          <table:table-cell table:formula="of:=ABS([.E62]-[.I62])" office:value-type="float" office:value="0.185146227887709" calcext:value-type="float">
            <text:p>0.1851</text:p>
          </table:table-cell>
        </table:table-row>
        <table:table-row table:style-name="ro1">
          <table:table-cell table:number-columns-repeated="2"/>
          <table:table-cell table:formula="of:=[.C62]+dx" office:value-type="float" office:value="0.731300000000001" calcext:value-type="float">
            <text:p>0.7313</text:p>
          </table:table-cell>
          <table:table-cell/>
          <table:table-cell table:formula="of:=[.C63]" office:value-type="float" office:value="0.731300000000001" calcext:value-type="float">
            <text:p>0.7313</text:p>
          </table:table-cell>
          <table:table-cell table:formula="of:=IF([.C63]&lt;0;-1;+1)" office:value-type="float" office:value="1" calcext:value-type="float">
            <text:p>1.0000</text:p>
          </table:table-cell>
          <table:table-cell table:formula="of:=[.E63]*[.E63]*[.E63]" office:value-type="float" office:value="0.391099013297001" calcext:value-type="float">
            <text:p>0.3911</text:p>
          </table:table-cell>
          <table:table-cell table:formula="of:=wbp*[.F63]+(1-wbp)*[.E63]" office:value-type="float" office:value="0.785040000000001" calcext:value-type="float">
            <text:p>0.7850</text:p>
          </table:table-cell>
          <table:table-cell table:formula="of:=wpc*[.G63]+(1-wpc)*[.E63]" office:value-type="float" office:value="0.554526381873603" calcext:value-type="float">
            <text:p>0.5545</text:p>
          </table:table-cell>
          <table:table-cell/>
          <table:table-cell table:formula="of:=ABS([.H63]-[.E63])" office:value-type="float" office:value="0.0537399999999999" calcext:value-type="float">
            <text:p>0.0537</text:p>
          </table:table-cell>
          <table:table-cell table:formula="of:=ABS([.E63]-[.I63])" office:value-type="float" office:value="0.176773618126398" calcext:value-type="float">
            <text:p>0.1768</text:p>
          </table:table-cell>
        </table:table-row>
        <table:table-row table:style-name="ro1">
          <table:table-cell table:number-columns-repeated="2"/>
          <table:table-cell table:formula="of:=[.C63]+dx" office:value-type="float" office:value="0.761150000000001" calcext:value-type="float">
            <text:p>0.7612</text:p>
          </table:table-cell>
          <table:table-cell/>
          <table:table-cell table:formula="of:=[.C64]" office:value-type="float" office:value="0.761150000000001" calcext:value-type="float">
            <text:p>0.7612</text:p>
          </table:table-cell>
          <table:table-cell table:formula="of:=IF([.C64]&lt;0;-1;+1)" office:value-type="float" office:value="1" calcext:value-type="float">
            <text:p>1.0000</text:p>
          </table:table-cell>
          <table:table-cell table:formula="of:=[.E64]*[.E64]*[.E64]" office:value-type="float" office:value="0.440971736820876" calcext:value-type="float">
            <text:p>0.4410</text:p>
          </table:table-cell>
          <table:table-cell table:formula="of:=wbp*[.F64]+(1-wbp)*[.E64]" office:value-type="float" office:value="0.808920000000001" calcext:value-type="float">
            <text:p>0.8089</text:p>
          </table:table-cell>
          <table:table-cell table:formula="of:=wpc*[.G64]+(1-wpc)*[.E64]" office:value-type="float" office:value="0.59478049420838" calcext:value-type="float">
            <text:p>0.5948</text:p>
          </table:table-cell>
          <table:table-cell/>
          <table:table-cell table:formula="of:=ABS([.H64]-[.E64])" office:value-type="float" office:value="0.04777" calcext:value-type="float">
            <text:p>0.0478</text:p>
          </table:table-cell>
          <table:table-cell table:formula="of:=ABS([.E64]-[.I64])" office:value-type="float" office:value="0.166369505791621" calcext:value-type="float">
            <text:p>0.1664</text:p>
          </table:table-cell>
        </table:table-row>
        <table:table-row table:style-name="ro1">
          <table:table-cell table:number-columns-repeated="2"/>
          <table:table-cell table:formula="of:=[.C64]+dx" office:value-type="float" office:value="0.791000000000001" calcext:value-type="float">
            <text:p>0.7910</text:p>
          </table:table-cell>
          <table:table-cell/>
          <table:table-cell table:formula="of:=[.C65]" office:value-type="float" office:value="0.791000000000001" calcext:value-type="float">
            <text:p>0.7910</text:p>
          </table:table-cell>
          <table:table-cell table:formula="of:=IF([.C65]&lt;0;-1;+1)" office:value-type="float" office:value="1" calcext:value-type="float">
            <text:p>1.0000</text:p>
          </table:table-cell>
          <table:table-cell table:formula="of:=[.E65]*[.E65]*[.E65]" office:value-type="float" office:value="0.494913671000001" calcext:value-type="float">
            <text:p>0.4949</text:p>
          </table:table-cell>
          <table:table-cell table:formula="of:=wbp*[.F65]+(1-wbp)*[.E65]" office:value-type="float" office:value="0.832800000000001" calcext:value-type="float">
            <text:p>0.8328</text:p>
          </table:table-cell>
          <table:table-cell table:formula="of:=wpc*[.G65]+(1-wpc)*[.E65]" office:value-type="float" office:value="0.637149030423635" calcext:value-type="float">
            <text:p>0.6371</text:p>
          </table:table-cell>
          <table:table-cell/>
          <table:table-cell table:formula="of:=ABS([.H65]-[.E65])" office:value-type="float" office:value="0.0417999999999998" calcext:value-type="float">
            <text:p>0.0418</text:p>
          </table:table-cell>
          <table:table-cell table:formula="of:=ABS([.E65]-[.I65])" office:value-type="float" office:value="0.153850969576366" calcext:value-type="float">
            <text:p>0.1539</text:p>
          </table:table-cell>
        </table:table-row>
        <table:table-row table:style-name="ro1">
          <table:table-cell table:number-columns-repeated="2"/>
          <table:table-cell table:formula="of:=[.C65]+dx" office:value-type="float" office:value="0.820850000000001" calcext:value-type="float">
            <text:p>0.8209</text:p>
          </table:table-cell>
          <table:table-cell/>
          <table:table-cell table:formula="of:=[.C66]" office:value-type="float" office:value="0.820850000000001" calcext:value-type="float">
            <text:p>0.8209</text:p>
          </table:table-cell>
          <table:table-cell table:formula="of:=IF([.C66]&lt;0;-1;+1)" office:value-type="float" office:value="1" calcext:value-type="float">
            <text:p>1.0000</text:p>
          </table:table-cell>
          <table:table-cell table:formula="of:=[.E66]*[.E66]*[.E66]" office:value-type="float" office:value="0.553084397964127" calcext:value-type="float">
            <text:p>0.5531</text:p>
          </table:table-cell>
          <table:table-cell table:formula="of:=wbp*[.F66]+(1-wbp)*[.E66]" office:value-type="float" office:value="0.856680000000001" calcext:value-type="float">
            <text:p>0.8567</text:p>
          </table:table-cell>
          <table:table-cell table:formula="of:=wpc*[.G66]+(1-wpc)*[.E66]" office:value-type="float" office:value="0.68171491182638" calcext:value-type="float">
            <text:p>0.6817</text:p>
          </table:table-cell>
          <table:table-cell/>
          <table:table-cell table:formula="of:=ABS([.H66]-[.E66])" office:value-type="float" office:value="0.0358299999999999" calcext:value-type="float">
            <text:p>0.0358</text:p>
          </table:table-cell>
          <table:table-cell table:formula="of:=ABS([.E66]-[.I66])" office:value-type="float" office:value="0.139135088173621" calcext:value-type="float">
            <text:p>0.1391</text:p>
          </table:table-cell>
        </table:table-row>
        <table:table-row table:style-name="ro1">
          <table:table-cell table:number-columns-repeated="2"/>
          <table:table-cell table:formula="of:=[.C66]+dx" office:value-type="float" office:value="0.850700000000001" calcext:value-type="float">
            <text:p>0.8507</text:p>
          </table:table-cell>
          <table:table-cell/>
          <table:table-cell table:formula="of:=[.C67]" office:value-type="float" office:value="0.850700000000001" calcext:value-type="float">
            <text:p>0.8507</text:p>
          </table:table-cell>
          <table:table-cell table:formula="of:=IF([.C67]&lt;0;-1;+1)" office:value-type="float" office:value="1" calcext:value-type="float">
            <text:p>1.0000</text:p>
          </table:table-cell>
          <table:table-cell table:formula="of:=[.E67]*[.E67]*[.E67]" office:value-type="float" office:value="0.615643499843002" calcext:value-type="float">
            <text:p>0.6156</text:p>
          </table:table-cell>
          <table:table-cell table:formula="of:=wbp*[.F67]+(1-wbp)*[.E67]" office:value-type="float" office:value="0.880560000000001" calcext:value-type="float">
            <text:p>0.8806</text:p>
          </table:table-cell>
          <table:table-cell table:formula="of:=wpc*[.G67]+(1-wpc)*[.E67]" office:value-type="float" office:value="0.728561059723628" calcext:value-type="float">
            <text:p>0.7286</text:p>
          </table:table-cell>
          <table:table-cell/>
          <table:table-cell table:formula="of:=ABS([.H67]-[.E67])" office:value-type="float" office:value="0.0298599999999998" calcext:value-type="float">
            <text:p>0.0299</text:p>
          </table:table-cell>
          <table:table-cell table:formula="of:=ABS([.E67]-[.I67])" office:value-type="float" office:value="0.122138940276373" calcext:value-type="float">
            <text:p>0.1221</text:p>
          </table:table-cell>
        </table:table-row>
        <table:table-row table:style-name="ro1">
          <table:table-cell table:number-columns-repeated="2"/>
          <table:table-cell table:formula="of:=[.C67]+dx" office:value-type="float" office:value="0.880550000000001" calcext:value-type="float">
            <text:p>0.8806</text:p>
          </table:table-cell>
          <table:table-cell/>
          <table:table-cell table:formula="of:=[.C68]" office:value-type="float" office:value="0.880550000000001" calcext:value-type="float">
            <text:p>0.8806</text:p>
          </table:table-cell>
          <table:table-cell table:formula="of:=IF([.C68]&lt;0;-1;+1)" office:value-type="float" office:value="1" calcext:value-type="float">
            <text:p>1.0000</text:p>
          </table:table-cell>
          <table:table-cell table:formula="of:=[.E68]*[.E68]*[.E68]" office:value-type="float" office:value="0.682750558766377" calcext:value-type="float">
            <text:p>0.6828</text:p>
          </table:table-cell>
          <table:table-cell table:formula="of:=wbp*[.F68]+(1-wbp)*[.E68]" office:value-type="float" office:value="0.904440000000001" calcext:value-type="float">
            <text:p>0.9044</text:p>
          </table:table-cell>
          <table:table-cell table:formula="of:=wpc*[.G68]+(1-wpc)*[.E68]" office:value-type="float" office:value="0.77777039542239" calcext:value-type="float">
            <text:p>0.7778</text:p>
          </table:table-cell>
          <table:table-cell/>
          <table:table-cell table:formula="of:=ABS([.H68]-[.E68])" office:value-type="float" office:value="0.0238899999999999" calcext:value-type="float">
            <text:p>0.0239</text:p>
          </table:table-cell>
          <table:table-cell table:formula="of:=ABS([.E68]-[.I68])" office:value-type="float" office:value="0.102779604577611" calcext:value-type="float">
            <text:p>0.1028</text:p>
          </table:table-cell>
        </table:table-row>
        <table:table-row table:style-name="ro1">
          <table:table-cell table:number-columns-repeated="2"/>
          <table:table-cell table:formula="of:=[.C68]+dx" office:value-type="float" office:value="0.910400000000001" calcext:value-type="float">
            <text:p>0.9104</text:p>
          </table:table-cell>
          <table:table-cell/>
          <table:table-cell table:formula="of:=[.C69]" office:value-type="float" office:value="0.910400000000001" calcext:value-type="float">
            <text:p>0.9104</text:p>
          </table:table-cell>
          <table:table-cell table:formula="of:=IF([.C69]&lt;0;-1;+1)" office:value-type="float" office:value="1" calcext:value-type="float">
            <text:p>1.0000</text:p>
          </table:table-cell>
          <table:table-cell table:formula="of:=[.E69]*[.E69]*[.E69]" office:value-type="float" office:value="0.754565156864002" calcext:value-type="float">
            <text:p>0.7546</text:p>
          </table:table-cell>
          <table:table-cell table:formula="of:=wbp*[.F69]+(1-wbp)*[.E69]" office:value-type="float" office:value="0.928320000000001" calcext:value-type="float">
            <text:p>0.9283</text:p>
          </table:table-cell>
          <table:table-cell table:formula="of:=wpc*[.G69]+(1-wpc)*[.E69]" office:value-type="float" office:value="0.829425840229678" calcext:value-type="float">
            <text:p>0.8294</text:p>
          </table:table-cell>
          <table:table-cell/>
          <table:table-cell table:formula="of:=ABS([.H69]-[.E69])" office:value-type="float" office:value="0.0179199999999999" calcext:value-type="float">
            <text:p>0.0179</text:p>
          </table:table-cell>
          <table:table-cell table:formula="of:=ABS([.E69]-[.I69])" office:value-type="float" office:value="0.0809741597703226" calcext:value-type="float">
            <text:p>0.0810</text:p>
          </table:table-cell>
        </table:table-row>
        <table:table-row table:style-name="ro1">
          <table:table-cell table:number-columns-repeated="2"/>
          <table:table-cell table:formula="of:=[.C69]+dx" office:value-type="float" office:value="0.940250000000001" calcext:value-type="float">
            <text:p>0.9403</text:p>
          </table:table-cell>
          <table:table-cell/>
          <table:table-cell table:formula="of:=[.C70]" office:value-type="float" office:value="0.940250000000001" calcext:value-type="float">
            <text:p>0.9403</text:p>
          </table:table-cell>
          <table:table-cell table:formula="of:=IF([.C70]&lt;0;-1;+1)" office:value-type="float" office:value="1" calcext:value-type="float">
            <text:p>1.0000</text:p>
          </table:table-cell>
          <table:table-cell table:formula="of:=[.E70]*[.E70]*[.E70]" office:value-type="float" office:value="0.831246876265628" calcext:value-type="float">
            <text:p>0.8312</text:p>
          </table:table-cell>
          <table:table-cell table:formula="of:=wbp*[.F70]+(1-wbp)*[.E70]" office:value-type="float" office:value="0.952200000000001" calcext:value-type="float">
            <text:p>0.9522</text:p>
          </table:table-cell>
          <table:table-cell table:formula="of:=wpc*[.G70]+(1-wpc)*[.E70]" office:value-type="float" office:value="0.883610315452506" calcext:value-type="float">
            <text:p>0.8836</text:p>
          </table:table-cell>
          <table:table-cell/>
          <table:table-cell table:formula="of:=ABS([.H70]-[.E70])" office:value-type="float" office:value="0.0119499999999998" calcext:value-type="float">
            <text:p>0.0119</text:p>
          </table:table-cell>
          <table:table-cell table:formula="of:=ABS([.E70]-[.I70])" office:value-type="float" office:value="0.0566396845474953" calcext:value-type="float">
            <text:p>0.0566</text:p>
          </table:table-cell>
        </table:table-row>
        <table:table-row table:style-name="ro1">
          <table:table-cell table:number-columns-repeated="2"/>
          <table:table-cell table:formula="of:=[.C70]+dx" office:value-type="float" office:value="0.970100000000001" calcext:value-type="float">
            <text:p>0.9701</text:p>
          </table:table-cell>
          <table:table-cell/>
          <table:table-cell table:formula="of:=[.C71]" office:value-type="float" office:value="0.970100000000001" calcext:value-type="float">
            <text:p>0.9701</text:p>
          </table:table-cell>
          <table:table-cell table:formula="of:=IF([.C71]&lt;0;-1;+1)" office:value-type="float" office:value="1" calcext:value-type="float">
            <text:p>1.0000</text:p>
          </table:table-cell>
          <table:table-cell table:formula="of:=[.E71]*[.E71]*[.E71]" office:value-type="float" office:value="0.912955299101003" calcext:value-type="float">
            <text:p>0.9130</text:p>
          </table:table-cell>
          <table:table-cell table:formula="of:=wbp*[.F71]+(1-wbp)*[.E71]" office:value-type="float" office:value="0.976080000000001" calcext:value-type="float">
            <text:p>0.9761</text:p>
          </table:table-cell>
          <table:table-cell table:formula="of:=wpc*[.G71]+(1-wpc)*[.E71]" office:value-type="float" office:value="0.940406742397884" calcext:value-type="float">
            <text:p>0.9404</text:p>
          </table:table-cell>
          <table:table-cell/>
          <table:table-cell table:formula="of:=ABS([.H71]-[.E71])" office:value-type="float" office:value="0.00597999999999987" calcext:value-type="float">
            <text:p>0.0060</text:p>
          </table:table-cell>
          <table:table-cell table:formula="of:=ABS([.E71]-[.I71])" office:value-type="float" office:value="0.0296932576021174" calcext:value-type="float">
            <text:p>0.0297</text:p>
          </table:table-cell>
        </table:table-row>
        <table:table-row table:style-name="ro1">
          <table:table-cell table:number-columns-repeated="2"/>
          <table:table-cell table:formula="of:=[.C71]+dx" office:value-type="float" office:value="0.999950000000001" calcext:value-type="float">
            <text:p>1.0000</text:p>
          </table:table-cell>
          <table:table-cell/>
          <table:table-cell table:formula="of:=[.C72]" office:value-type="float" office:value="0.999950000000001" calcext:value-type="float">
            <text:p>1.0000</text:p>
          </table:table-cell>
          <table:table-cell table:formula="of:=IF([.C72]&lt;0;-1;+1)" office:value-type="float" office:value="1" calcext:value-type="float">
            <text:p>1.0000</text:p>
          </table:table-cell>
          <table:table-cell table:formula="of:=[.E72]*[.E72]*[.E72]" office:value-type="float" office:value="0.999850007499878" calcext:value-type="float">
            <text:p>0.9999</text:p>
          </table:table-cell>
          <table:table-cell table:formula="of:=wbp*[.F72]+(1-wbp)*[.E72]" office:value-type="float" office:value="0.999960000000001" calcext:value-type="float">
            <text:p>1.0000</text:p>
          </table:table-cell>
          <table:table-cell table:formula="of:=wpc*[.G72]+(1-wpc)*[.E72]" office:value-type="float" office:value="0.999898042372825" calcext:value-type="float">
            <text:p>0.9999</text:p>
          </table:table-cell>
          <table:table-cell/>
          <table:table-cell table:formula="of:=ABS([.H72]-[.E72])" office:value-type="float" office:value="0.00000999999999973245" calcext:value-type="float">
            <text:p>0.0000</text:p>
          </table:table-cell>
          <table:table-cell table:formula="of:=ABS([.E72]-[.I72])" office:value-type="float" office:value="0.0000519576271765798" calcext:value-type="float">
            <text:p>0.0001</text:p>
          </table:table-cell>
        </table:table-row>
      </table:table>
      <table:named-expressions>
        <table:named-range table:name="dx" table:base-cell-address="$Sheet1.$B$6" table:cell-range-address="$Sheet1.$B$6"/>
        <table:named-range table:name="wbp" table:base-cell-address="$Sheet1.$B$14" table:cell-range-address="$Sheet1.$B$8"/>
        <table:named-range table:name="wpc" table:base-cell-address="$Sheet1.$B$9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6:19:06.166138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wise</meta:initial-creator>
    <meta:creation-date>2015-03-02T09:20:54.755773612</meta:creation-date>
    <dc:date>2015-03-06T16:49:08.548860433</dc:date>
    <dc:creator>ben wise</dc:creator>
    <meta:editing-duration>PT6H36M32S</meta:editing-duration>
    <meta:editing-cycles>14</meta:editing-cycles>
    <meta:generator>LibreOffice/4.2.7.2$Linux_X86_64 LibreOffice_project/420m0$Build-2</meta:generator>
    <meta:document-statistic meta:table-count="1" meta:cell-count="5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-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08cm" svg:height="13.719cm" xlink:href=".." xlink:type="simple" chart:class="chart:line" chart:style-name="ch1">
        <chart:legend chart:legend-position="end" svg:x="20.291cm" svg:y="6.062cm" style:legend-expansion="high" chart:style-name="ch2"/>
        <chart:plot-area chart:style-name="ch3" table:cell-range-address="Sheet1.E4:Sheet1.G72" chart:data-source-has-labels="row" svg:x="0.45cm" svg:y="0.274cm" svg:width="19.391cm" svg:height="13.171cm">
          <chartooo:coordinate-region svg:x="1.839cm" svg:y="0.474cm" svg:width="17.815cm" svg:height="12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72" chart:label-cell-address="Sheet1.E4:Sheet1.E4" chart:class="chart:line">
            <chart:data-point chart:repeated="68"/>
          </chart:series>
          <chart:series chart:style-name="ch8" chart:values-cell-range-address="Sheet1.F5:Sheet1.F72" chart:label-cell-address="Sheet1.F4:Sheet1.F4" chart:class="chart:line">
            <chart:data-point chart:repeated="68"/>
          </chart:series>
          <chart:series chart:style-name="ch9" chart:values-cell-range-address="Sheet1.G5:Sheet1.G72" chart:label-cell-address="Sheet1.G4:Sheet1.G4" chart:class="chart:line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</text:p>
                <draw:g>
                  <svg:desc>Sheet1.E4:Sheet1.E4</svg:desc>
                </draw:g>
              </table:table-cell>
              <table:table-cell office:value-type="string">
                <text:p>Bin</text:p>
                <draw:g>
                  <svg:desc>Sheet1.F4:Sheet1.F4</svg:desc>
                </draw:g>
              </table:table-cell>
              <table:table-cell office:value-type="string">
                <text:p>Cubic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72</svg:desc>
                </draw:g>
              </table:table-cell>
              <table:table-cell office:value-type="float" office:value="-1">
                <text:p>-1</text:p>
                <draw:g>
                  <svg:desc>Sheet1.F5:Sheet1.F72</svg:desc>
                </draw:g>
              </table:table-cell>
              <table:table-cell office:value-type="float" office:value="-1">
                <text:p>-1</text:p>
                <draw:g>
                  <svg:desc>Sheet1.G5:Sheet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7015">
                <text:p>-0.97015</text:p>
              </table:table-cell>
              <table:table-cell office:value-type="float" office:value="-1">
                <text:p>-1</text:p>
              </table:table-cell>
              <table:table-cell office:value-type="float" office:value="-0.913096470478375">
                <text:p>-0.913096470478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3">
                <text:p>-0.9403</text:p>
              </table:table-cell>
              <table:table-cell office:value-type="float" office:value="-1">
                <text:p>-1</text:p>
              </table:table-cell>
              <table:table-cell office:value-type="float" office:value="-0.831379493827">
                <text:p>-0.831379493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1045">
                <text:p>-0.91045</text:p>
              </table:table-cell>
              <table:table-cell office:value-type="float" office:value="-1">
                <text:p>-1</text:p>
              </table:table-cell>
              <table:table-cell office:value-type="float" office:value="-0.754689487916125">
                <text:p>-0.75468948791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806">
                <text:p>-0.8806</text:p>
              </table:table-cell>
              <table:table-cell office:value-type="float" office:value="-1">
                <text:p>-1</text:p>
              </table:table-cell>
              <table:table-cell office:value-type="float" office:value="-0.682866870616">
                <text:p>-0.68286687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075">
                <text:p>-0.85075</text:p>
              </table:table-cell>
              <table:table-cell office:value-type="float" office:value="-1">
                <text:p>-1</text:p>
              </table:table-cell>
              <table:table-cell office:value-type="float" office:value="-0.615752059796874">
                <text:p>-0.615752059796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09">
                <text:p>-0.8209</text:p>
              </table:table-cell>
              <table:table-cell office:value-type="float" office:value="-1">
                <text:p>-1</text:p>
              </table:table-cell>
              <table:table-cell office:value-type="float" office:value="-0.553185473328999">
                <text:p>-0.553185473328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9105">
                <text:p>-0.79105</text:p>
              </table:table-cell>
              <table:table-cell office:value-type="float" office:value="-1">
                <text:p>-1</text:p>
              </table:table-cell>
              <table:table-cell office:value-type="float" office:value="-0.495007529082624">
                <text:p>-0.49500752908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612">
                <text:p>-0.7612</text:p>
              </table:table-cell>
              <table:table-cell office:value-type="float" office:value="-1">
                <text:p>-1</text:p>
              </table:table-cell>
              <table:table-cell office:value-type="float" office:value="-0.441058644927999">
                <text:p>-0.441058644927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135">
                <text:p>-0.73135</text:p>
              </table:table-cell>
              <table:table-cell office:value-type="float" office:value="-1">
                <text:p>-1</text:p>
              </table:table-cell>
              <table:table-cell office:value-type="float" office:value="-0.391179238735374">
                <text:p>-0.391179238735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15">
                <text:p>-0.7015</text:p>
              </table:table-cell>
              <table:table-cell office:value-type="float" office:value="-1">
                <text:p>-1</text:p>
              </table:table-cell>
              <table:table-cell office:value-type="float" office:value="-0.345209728374999">
                <text:p>-0.345209728374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71649999999999">
                <text:p>-0.671649999999999</text:p>
              </table:table-cell>
              <table:table-cell office:value-type="float" office:value="-1">
                <text:p>-1</text:p>
              </table:table-cell>
              <table:table-cell office:value-type="float" office:value="-0.302990531717124">
                <text:p>-0.302990531717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418">
                <text:p>-0.6418</text:p>
              </table:table-cell>
              <table:table-cell office:value-type="float" office:value="-1">
                <text:p>-1</text:p>
              </table:table-cell>
              <table:table-cell office:value-type="float" office:value="-0.264362066631999">
                <text:p>-0.26436206663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11949999999999">
                <text:p>-0.611949999999999</text:p>
              </table:table-cell>
              <table:table-cell office:value-type="float" office:value="-1">
                <text:p>-1</text:p>
              </table:table-cell>
              <table:table-cell office:value-type="float" office:value="-0.229164750989874">
                <text:p>-0.229164750989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82099999999999">
                <text:p>-0.582099999999999</text:p>
              </table:table-cell>
              <table:table-cell office:value-type="float" office:value="-1">
                <text:p>-1</text:p>
              </table:table-cell>
              <table:table-cell office:value-type="float" office:value="-0.197239002660999">
                <text:p>-0.197239002660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52249999999999">
                <text:p>-0.552249999999999</text:p>
              </table:table-cell>
              <table:table-cell office:value-type="float" office:value="-1">
                <text:p>-1</text:p>
              </table:table-cell>
              <table:table-cell office:value-type="float" office:value="-0.168425239515624">
                <text:p>-0.168425239515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2399999999999">
                <text:p>-0.522399999999999</text:p>
              </table:table-cell>
              <table:table-cell office:value-type="float" office:value="-1">
                <text:p>-1</text:p>
              </table:table-cell>
              <table:table-cell office:value-type="float" office:value="-0.142563879423999">
                <text:p>-0.142563879423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92549999999999">
                <text:p>-0.492549999999999</text:p>
              </table:table-cell>
              <table:table-cell office:value-type="float" office:value="-1">
                <text:p>-1</text:p>
              </table:table-cell>
              <table:table-cell office:value-type="float" office:value="-0.119495340256375">
                <text:p>-0.119495340256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62699999999999">
                <text:p>-0.462699999999999</text:p>
              </table:table-cell>
              <table:table-cell office:value-type="float" office:value="-1">
                <text:p>-1</text:p>
              </table:table-cell>
              <table:table-cell office:value-type="float" office:value="-0.0990600398829996">
                <text:p>-0.099060039882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32849999999999">
                <text:p>-0.432849999999999</text:p>
              </table:table-cell>
              <table:table-cell office:value-type="float" office:value="-1">
                <text:p>-1</text:p>
              </table:table-cell>
              <table:table-cell office:value-type="float" office:value="-0.0810983961741246">
                <text:p>-0.0810983961741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02999999999999">
                <text:p>-0.402999999999999</text:p>
              </table:table-cell>
              <table:table-cell office:value-type="float" office:value="-1">
                <text:p>-1</text:p>
              </table:table-cell>
              <table:table-cell office:value-type="float" office:value="-0.0654508269999997">
                <text:p>-0.065450826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3149999999999">
                <text:p>-0.373149999999999</text:p>
              </table:table-cell>
              <table:table-cell office:value-type="float" office:value="-1">
                <text:p>-1</text:p>
              </table:table-cell>
              <table:table-cell office:value-type="float" office:value="-0.0519577502308747">
                <text:p>-0.0519577502308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43299999999999">
                <text:p>-0.343299999999999</text:p>
              </table:table-cell>
              <table:table-cell office:value-type="float" office:value="-1">
                <text:p>-1</text:p>
              </table:table-cell>
              <table:table-cell office:value-type="float" office:value="-0.0404595837369998">
                <text:p>-0.040459583736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3449999999999">
                <text:p>-0.313449999999999</text:p>
              </table:table-cell>
              <table:table-cell office:value-type="float" office:value="-1">
                <text:p>-1</text:p>
              </table:table-cell>
              <table:table-cell office:value-type="float" office:value="-0.0307967453886248">
                <text:p>-0.0307967453886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83599999999999">
                <text:p>-0.283599999999999</text:p>
              </table:table-cell>
              <table:table-cell office:value-type="float" office:value="-1">
                <text:p>-1</text:p>
              </table:table-cell>
              <table:table-cell office:value-type="float" office:value="-0.0228096530559999">
                <text:p>-0.022809653055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3749999999999">
                <text:p>-0.253749999999999</text:p>
              </table:table-cell>
              <table:table-cell office:value-type="float" office:value="-1">
                <text:p>-1</text:p>
              </table:table-cell>
              <table:table-cell office:value-type="float" office:value="-0.0163387246093749">
                <text:p>-0.0163387246093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3899999999999">
                <text:p>-0.223899999999999</text:p>
              </table:table-cell>
              <table:table-cell office:value-type="float" office:value="-1">
                <text:p>-1</text:p>
              </table:table-cell>
              <table:table-cell office:value-type="float" office:value="-0.0112243779189999">
                <text:p>-0.011224377918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94049999999999">
                <text:p>-0.194049999999999</text:p>
              </table:table-cell>
              <table:table-cell office:value-type="float" office:value="-1">
                <text:p>-1</text:p>
              </table:table-cell>
              <table:table-cell office:value-type="float" office:value="-0.00730703085512494">
                <text:p>-0.00730703085512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64199999999999">
                <text:p>-0.164199999999999</text:p>
              </table:table-cell>
              <table:table-cell office:value-type="float" office:value="-1">
                <text:p>-1</text:p>
              </table:table-cell>
              <table:table-cell office:value-type="float" office:value="-0.00442710128799996">
                <text:p>-0.0044271012879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4349999999999">
                <text:p>-0.134349999999999</text:p>
              </table:table-cell>
              <table:table-cell office:value-type="float" office:value="-1">
                <text:p>-1</text:p>
              </table:table-cell>
              <table:table-cell office:value-type="float" office:value="-0.00242500708787497">
                <text:p>-0.00242500708787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04499999999999">
                <text:p>-0.104499999999999</text:p>
              </table:table-cell>
              <table:table-cell office:value-type="float" office:value="-1">
                <text:p>-1</text:p>
              </table:table-cell>
              <table:table-cell office:value-type="float" office:value="-0.00114116612499998">
                <text:p>-0.001141166124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46499999999995">
                <text:p>-0.0746499999999995</text:p>
              </table:table-cell>
              <table:table-cell office:value-type="float" office:value="-1">
                <text:p>-1</text:p>
              </table:table-cell>
              <table:table-cell office:value-type="float" office:value="-0.000415996269624991">
                <text:p>-0.000415996269624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47999999999995">
                <text:p>-0.0447999999999995</text:p>
              </table:table-cell>
              <table:table-cell office:value-type="float" office:value="-1">
                <text:p>-1</text:p>
              </table:table-cell>
              <table:table-cell office:value-type="float" office:value="-0.0000899153919999968">
                <text:p>-0.0000899153919999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49499999999995">
                <text:p>-0.0149499999999995</text:p>
              </table:table-cell>
              <table:table-cell office:value-type="float" office:value="-1">
                <text:p>-1</text:p>
              </table:table-cell>
              <table:table-cell office:value-type="float" office:value="-0.00000334136237499964">
                <text:p>-0.00000334136237499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9000000000005">
                <text:p>0.0149000000000005</text:p>
              </table:table-cell>
              <table:table-cell office:value-type="float" office:value="1">
                <text:p>1</text:p>
              </table:table-cell>
              <table:table-cell office:value-type="float" office:value="0.00000330794900000036">
                <text:p>0.00000330794900000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47500000000005">
                <text:p>0.0447500000000005</text:p>
              </table:table-cell>
              <table:table-cell office:value-type="float" office:value="1">
                <text:p>1</text:p>
              </table:table-cell>
              <table:table-cell office:value-type="float" office:value="0.0000896146718750032">
                <text:p>0.0000896146718750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46000000000005">
                <text:p>0.0746000000000005</text:p>
              </table:table-cell>
              <table:table-cell office:value-type="float" office:value="1">
                <text:p>1</text:p>
              </table:table-cell>
              <table:table-cell office:value-type="float" office:value="0.000415160936000009">
                <text:p>0.00041516093600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450000000001">
                <text:p>0.104450000000001</text:p>
              </table:table-cell>
              <table:table-cell office:value-type="float" office:value="1">
                <text:p>1</text:p>
              </table:table-cell>
              <table:table-cell office:value-type="float" office:value="0.00113952887112502">
                <text:p>0.00113952887112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4300000000001">
                <text:p>0.134300000000001</text:p>
              </table:table-cell>
              <table:table-cell office:value-type="float" office:value="1">
                <text:p>1</text:p>
              </table:table-cell>
              <table:table-cell office:value-type="float" office:value="0.00242230060700003">
                <text:p>0.0024223006070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150000000001">
                <text:p>0.164150000000001</text:p>
              </table:table-cell>
              <table:table-cell office:value-type="float" office:value="1">
                <text:p>1</text:p>
              </table:table-cell>
              <table:table-cell office:value-type="float" office:value="0.00442305827337504">
                <text:p>0.00442305827337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4000000000001">
                <text:p>0.194000000000001</text:p>
              </table:table-cell>
              <table:table-cell office:value-type="float" office:value="1">
                <text:p>1</text:p>
              </table:table-cell>
              <table:table-cell office:value-type="float" office:value="0.00730138400000006">
                <text:p>0.00730138400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385">
                <text:p>0.22385</text:p>
              </table:table-cell>
              <table:table-cell office:value-type="float" office:value="1">
                <text:p>1</text:p>
              </table:table-cell>
              <table:table-cell office:value-type="float" office:value="0.0112168599166251">
                <text:p>0.0112168599166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7">
                <text:p>0.2537</text:p>
              </table:table-cell>
              <table:table-cell office:value-type="float" office:value="1">
                <text:p>1</text:p>
              </table:table-cell>
              <table:table-cell office:value-type="float" office:value="0.0163290681530001">
                <text:p>0.016329068153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355">
                <text:p>0.28355</text:p>
              </table:table-cell>
              <table:table-cell office:value-type="float" office:value="1">
                <text:p>1</text:p>
              </table:table-cell>
              <table:table-cell office:value-type="float" office:value="0.0227975908388751">
                <text:p>0.0227975908388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34">
                <text:p>0.3134</text:p>
              </table:table-cell>
              <table:table-cell office:value-type="float" office:value="1">
                <text:p>1</text:p>
              </table:table-cell>
              <table:table-cell office:value-type="float" office:value="0.0307820101040001">
                <text:p>0.030782010104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325">
                <text:p>0.34325</text:p>
              </table:table-cell>
              <table:table-cell office:value-type="float" office:value="1">
                <text:p>1</text:p>
              </table:table-cell>
              <table:table-cell office:value-type="float" office:value="0.0404419080781252">
                <text:p>0.0404419080781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31">
                <text:p>0.3731</text:p>
              </table:table-cell>
              <table:table-cell office:value-type="float" office:value="1">
                <text:p>1</text:p>
              </table:table-cell>
              <table:table-cell office:value-type="float" office:value="0.0519368668910002">
                <text:p>0.051936866891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295">
                <text:p>0.40295</text:p>
              </table:table-cell>
              <table:table-cell office:value-type="float" office:value="1">
                <text:p>1</text:p>
              </table:table-cell>
              <table:table-cell office:value-type="float" office:value="0.0654264686723752">
                <text:p>0.0654264686723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28">
                <text:p>0.4328</text:p>
              </table:table-cell>
              <table:table-cell office:value-type="float" office:value="1">
                <text:p>1</text:p>
              </table:table-cell>
              <table:table-cell office:value-type="float" office:value="0.0810702955520002">
                <text:p>0.081070295552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265">
                <text:p>0.46265</text:p>
              </table:table-cell>
              <table:table-cell office:value-type="float" office:value="1">
                <text:p>1</text:p>
              </table:table-cell>
              <table:table-cell office:value-type="float" office:value="0.0990279296596253">
                <text:p>0.0990279296596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25">
                <text:p>0.4925</text:p>
              </table:table-cell>
              <table:table-cell office:value-type="float" office:value="1">
                <text:p>1</text:p>
              </table:table-cell>
              <table:table-cell office:value-type="float" office:value="0.119458953125">
                <text:p>0.11945895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235">
                <text:p>0.52235</text:p>
              </table:table-cell>
              <table:table-cell office:value-type="float" office:value="1">
                <text:p>1</text:p>
              </table:table-cell>
              <table:table-cell office:value-type="float" office:value="0.142522948077875">
                <text:p>0.142522948077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2200000000001">
                <text:p>0.552200000000001</text:p>
              </table:table-cell>
              <table:table-cell office:value-type="float" office:value="1">
                <text:p>1</text:p>
              </table:table-cell>
              <table:table-cell office:value-type="float" office:value="0.168379496648">
                <text:p>0.168379496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205">
                <text:p>0.58205</text:p>
              </table:table-cell>
              <table:table-cell office:value-type="float" office:value="1">
                <text:p>1</text:p>
              </table:table-cell>
              <table:table-cell office:value-type="float" office:value="0.197188180965125">
                <text:p>0.197188180965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900000000001">
                <text:p>0.611900000000001</text:p>
              </table:table-cell>
              <table:table-cell office:value-type="float" office:value="1">
                <text:p>1</text:p>
              </table:table-cell>
              <table:table-cell office:value-type="float" office:value="0.229108583159001">
                <text:p>0.229108583159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1750000000001">
                <text:p>0.641750000000001</text:p>
              </table:table-cell>
              <table:table-cell office:value-type="float" office:value="1">
                <text:p>1</text:p>
              </table:table-cell>
              <table:table-cell office:value-type="float" office:value="0.264300285359376">
                <text:p>0.264300285359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71600000000001">
                <text:p>0.671600000000001</text:p>
              </table:table-cell>
              <table:table-cell office:value-type="float" office:value="1">
                <text:p>1</text:p>
              </table:table-cell>
              <table:table-cell office:value-type="float" office:value="0.302922869696001">
                <text:p>0.302922869696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1450000000001">
                <text:p>0.701450000000001</text:p>
              </table:table-cell>
              <table:table-cell office:value-type="float" office:value="1">
                <text:p>1</text:p>
              </table:table-cell>
              <table:table-cell office:value-type="float" office:value="0.345135918298626">
                <text:p>0.345135918298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1300000000001">
                <text:p>0.731300000000001</text:p>
              </table:table-cell>
              <table:table-cell office:value-type="float" office:value="1">
                <text:p>1</text:p>
              </table:table-cell>
              <table:table-cell office:value-type="float" office:value="0.391099013297001">
                <text:p>0.391099013297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1150000000001">
                <text:p>0.761150000000001</text:p>
              </table:table-cell>
              <table:table-cell office:value-type="float" office:value="1">
                <text:p>1</text:p>
              </table:table-cell>
              <table:table-cell office:value-type="float" office:value="0.440971736820876">
                <text:p>0.440971736820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1000000000001">
                <text:p>0.791000000000001</text:p>
              </table:table-cell>
              <table:table-cell office:value-type="float" office:value="1">
                <text:p>1</text:p>
              </table:table-cell>
              <table:table-cell office:value-type="float" office:value="0.494913671000001">
                <text:p>0.494913671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0850000000001">
                <text:p>0.820850000000001</text:p>
              </table:table-cell>
              <table:table-cell office:value-type="float" office:value="1">
                <text:p>1</text:p>
              </table:table-cell>
              <table:table-cell office:value-type="float" office:value="0.553084397964127">
                <text:p>0.553084397964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0700000000001">
                <text:p>0.850700000000001</text:p>
              </table:table-cell>
              <table:table-cell office:value-type="float" office:value="1">
                <text:p>1</text:p>
              </table:table-cell>
              <table:table-cell office:value-type="float" office:value="0.615643499843002">
                <text:p>0.615643499843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0550000000001">
                <text:p>0.880550000000001</text:p>
              </table:table-cell>
              <table:table-cell office:value-type="float" office:value="1">
                <text:p>1</text:p>
              </table:table-cell>
              <table:table-cell office:value-type="float" office:value="0.682750558766377">
                <text:p>0.682750558766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400000000001">
                <text:p>0.910400000000001</text:p>
              </table:table-cell>
              <table:table-cell office:value-type="float" office:value="1">
                <text:p>1</text:p>
              </table:table-cell>
              <table:table-cell office:value-type="float" office:value="0.754565156864002">
                <text:p>0.754565156864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0250000000001">
                <text:p>0.940250000000001</text:p>
              </table:table-cell>
              <table:table-cell office:value-type="float" office:value="1">
                <text:p>1</text:p>
              </table:table-cell>
              <table:table-cell office:value-type="float" office:value="0.831246876265628">
                <text:p>0.831246876265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0100000000001">
                <text:p>0.970100000000001</text:p>
              </table:table-cell>
              <table:table-cell office:value-type="float" office:value="1">
                <text:p>1</text:p>
              </table:table-cell>
              <table:table-cell office:value-type="float" office:value="0.912955299101003">
                <text:p>0.912955299101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950000000001">
                <text:p>0.999950000000001</text:p>
              </table:table-cell>
              <table:table-cell office:value-type="float" office:value="1">
                <text:p>1</text:p>
              </table:table-cell>
              <table:table-cell office:value-type="float" office:value="0.999850007499878">
                <text:p>0.999850007499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-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17cm" svg:height="13.931cm" xlink:href=".." xlink:type="simple" chart:class="chart:line" chart:style-name="ch1">
        <chart:legend chart:legend-position="end" svg:x="19.485cm" svg:y="6.168cm" style:legend-expansion="high" chart:style-name="ch2"/>
        <chart:plot-area chart:style-name="ch3" table:cell-range-address="Sheet1.E4:Sheet1.E72 Sheet1.H4:Sheet1.I72" chart:data-source-has-labels="row" svg:x="0.448cm" svg:y="0.278cm" svg:width="18.589cm" svg:height="13.375cm">
          <chartooo:coordinate-region svg:x="1.837cm" svg:y="0.477cm" svg:width="17.013cm" svg:height="12.9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72" chart:label-cell-address="Sheet1.E4:Sheet1.E4" chart:class="chart:line">
            <chart:data-point chart:repeated="68"/>
          </chart:series>
          <chart:series chart:style-name="ch8" chart:values-cell-range-address="Sheet1.H5:Sheet1.H72" chart:label-cell-address="Sheet1.H4:Sheet1.H4" chart:class="chart:line">
            <chart:data-point chart:repeated="68"/>
          </chart:series>
          <chart:series chart:style-name="ch9" chart:values-cell-range-address="Sheet1.I5:Sheet1.I72" chart:label-cell-address="Sheet1.I4:Sheet1.I4" chart:class="chart:line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</text:p>
                <draw:g>
                  <svg:desc>Sheet1.E4:Sheet1.E4</svg:desc>
                </draw:g>
              </table:table-cell>
              <table:table-cell office:value-type="string">
                <text:p>BinProp</text:p>
                <draw:g>
                  <svg:desc>Sheet1.H4:Sheet1.H4</svg:desc>
                </draw:g>
              </table:table-cell>
              <table:table-cell office:value-type="string">
                <text:p>PropCubic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72</svg:desc>
                </draw:g>
              </table:table-cell>
              <table:table-cell office:value-type="float" office:value="-1">
                <text:p>-1</text:p>
                <draw:g>
                  <svg:desc>Sheet1.H5:Sheet1.H72</svg:desc>
                </draw:g>
              </table:table-cell>
              <table:table-cell office:value-type="float" office:value="-1">
                <text:p>-1</text:p>
                <draw:g>
                  <svg:desc>Sheet1.I5:Sheet1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7015">
                <text:p>-0.97015</text:p>
              </table:table-cell>
              <table:table-cell office:value-type="float" office:value="-0.97612">
                <text:p>-0.97612</text:p>
              </table:table-cell>
              <table:table-cell office:value-type="float" office:value="-0.940504116435224">
                <text:p>-0.940504116435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3">
                <text:p>-0.9403</text:p>
              </table:table-cell>
              <table:table-cell office:value-type="float" office:value="-0.95224">
                <text:p>-0.95224</text:p>
              </table:table-cell>
              <table:table-cell office:value-type="float" office:value="-0.883703244796673">
                <text:p>-0.88370324479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1045">
                <text:p>-0.91045</text:p>
              </table:table-cell>
              <table:table-cell office:value-type="float" office:value="-0.92836">
                <text:p>-0.92836</text:p>
              </table:table-cell>
              <table:table-cell office:value-type="float" office:value="-0.829514463777334">
                <text:p>-0.829514463777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806">
                <text:p>-0.8806</text:p>
              </table:table-cell>
              <table:table-cell office:value-type="float" office:value="-0.90448">
                <text:p>-0.90448</text:p>
              </table:table-cell>
              <table:table-cell office:value-type="float" office:value="-0.777854852070196">
                <text:p>-0.777854852070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075">
                <text:p>-0.85075</text:p>
              </table:table-cell>
              <table:table-cell office:value-type="float" office:value="-0.8806">
                <text:p>-0.8806</text:p>
              </table:table-cell>
              <table:table-cell office:value-type="float" office:value="-0.728641488368246">
                <text:p>-0.728641488368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09">
                <text:p>-0.8209</text:p>
              </table:table-cell>
              <table:table-cell office:value-type="float" office:value="-0.85672">
                <text:p>-0.85672</text:p>
              </table:table-cell>
              <table:table-cell office:value-type="float" office:value="-0.681791451364472">
                <text:p>-0.681791451364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9105">
                <text:p>-0.79105</text:p>
              </table:table-cell>
              <table:table-cell office:value-type="float" office:value="-0.83284">
                <text:p>-0.83284</text:p>
              </table:table-cell>
              <table:table-cell office:value-type="float" office:value="-0.637221819751862">
                <text:p>-0.637221819751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612">
                <text:p>-0.7612</text:p>
              </table:table-cell>
              <table:table-cell office:value-type="float" office:value="-0.80896">
                <text:p>-0.80896</text:p>
              </table:table-cell>
              <table:table-cell office:value-type="float" office:value="-0.594849672223404">
                <text:p>-0.594849672223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135">
                <text:p>-0.73135</text:p>
              </table:table-cell>
              <table:table-cell office:value-type="float" office:value="-0.78508">
                <text:p>-0.78508</text:p>
              </table:table-cell>
              <table:table-cell office:value-type="float" office:value="-0.554592087472085">
                <text:p>-0.554592087472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15">
                <text:p>-0.7015</text:p>
              </table:table-cell>
              <table:table-cell office:value-type="float" office:value="-0.7612">
                <text:p>-0.7612</text:p>
              </table:table-cell>
              <table:table-cell office:value-type="float" office:value="-0.516366144190895">
                <text:p>-0.516366144190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71649999999999">
                <text:p>-0.671649999999999</text:p>
              </table:table-cell>
              <table:table-cell office:value-type="float" office:value="-0.73732">
                <text:p>-0.73732</text:p>
              </table:table-cell>
              <table:table-cell office:value-type="float" office:value="-0.480088921072819">
                <text:p>-0.480088921072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418">
                <text:p>-0.6418</text:p>
              </table:table-cell>
              <table:table-cell office:value-type="float" office:value="-0.71344">
                <text:p>-0.71344</text:p>
              </table:table-cell>
              <table:table-cell office:value-type="float" office:value="-0.445677496810848">
                <text:p>-0.445677496810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11949999999999">
                <text:p>-0.611949999999999</text:p>
              </table:table-cell>
              <table:table-cell office:value-type="float" office:value="-0.689559999999999">
                <text:p>-0.689559999999999</text:p>
              </table:table-cell>
              <table:table-cell office:value-type="float" office:value="-0.413048950097967">
                <text:p>-0.413048950097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82099999999999">
                <text:p>-0.582099999999999</text:p>
              </table:table-cell>
              <table:table-cell office:value-type="float" office:value="-0.66568">
                <text:p>-0.66568</text:p>
              </table:table-cell>
              <table:table-cell office:value-type="float" office:value="-0.382120359627166">
                <text:p>-0.382120359627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52249999999999">
                <text:p>-0.552249999999999</text:p>
              </table:table-cell>
              <table:table-cell office:value-type="float" office:value="-0.6418">
                <text:p>-0.6418</text:p>
              </table:table-cell>
              <table:table-cell office:value-type="float" office:value="-0.352808804091432">
                <text:p>-0.352808804091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2399999999999">
                <text:p>-0.522399999999999</text:p>
              </table:table-cell>
              <table:table-cell office:value-type="float" office:value="-0.617919999999999">
                <text:p>-0.617919999999999</text:p>
              </table:table-cell>
              <table:table-cell office:value-type="float" office:value="-0.325031362183752">
                <text:p>-0.325031362183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92549999999999">
                <text:p>-0.492549999999999</text:p>
              </table:table-cell>
              <table:table-cell office:value-type="float" office:value="-0.594039999999999">
                <text:p>-0.594039999999999</text:p>
              </table:table-cell>
              <table:table-cell office:value-type="float" office:value="-0.298705112597116">
                <text:p>-0.298705112597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62699999999999">
                <text:p>-0.462699999999999</text:p>
              </table:table-cell>
              <table:table-cell office:value-type="float" office:value="-0.57016">
                <text:p>-0.57016</text:p>
              </table:table-cell>
              <table:table-cell office:value-type="float" office:value="-0.27374713402451">
                <text:p>-0.27374713402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32849999999999">
                <text:p>-0.432849999999999</text:p>
              </table:table-cell>
              <table:table-cell office:value-type="float" office:value="-0.546279999999999">
                <text:p>-0.546279999999999</text:p>
              </table:table-cell>
              <table:table-cell office:value-type="float" office:value="-0.250074505158923">
                <text:p>-0.250074505158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02999999999999">
                <text:p>-0.402999999999999</text:p>
              </table:table-cell>
              <table:table-cell office:value-type="float" office:value="-0.5224">
                <text:p>-0.5224</text:p>
              </table:table-cell>
              <table:table-cell office:value-type="float" office:value="-0.227604304693343">
                <text:p>-0.227604304693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3149999999999">
                <text:p>-0.373149999999999</text:p>
              </table:table-cell>
              <table:table-cell office:value-type="float" office:value="-0.498519999999999">
                <text:p>-0.498519999999999</text:p>
              </table:table-cell>
              <table:table-cell office:value-type="float" office:value="-0.206253611320756">
                <text:p>-0.20625361132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43299999999999">
                <text:p>-0.343299999999999</text:p>
              </table:table-cell>
              <table:table-cell office:value-type="float" office:value="-0.47464">
                <text:p>-0.47464</text:p>
              </table:table-cell>
              <table:table-cell office:value-type="float" office:value="-0.185939503734152">
                <text:p>-0.185939503734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3449999999999">
                <text:p>-0.313449999999999</text:p>
              </table:table-cell>
              <table:table-cell office:value-type="float" office:value="-0.45076">
                <text:p>-0.45076</text:p>
              </table:table-cell>
              <table:table-cell office:value-type="float" office:value="-0.166579060626519">
                <text:p>-0.1665790606265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83599999999999">
                <text:p>-0.283599999999999</text:p>
              </table:table-cell>
              <table:table-cell office:value-type="float" office:value="-0.42688">
                <text:p>-0.42688</text:p>
              </table:table-cell>
              <table:table-cell office:value-type="float" office:value="-0.148089360690843">
                <text:p>-0.148089360690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3749999999999">
                <text:p>-0.253749999999999</text:p>
              </table:table-cell>
              <table:table-cell office:value-type="float" office:value="-0.403">
                <text:p>-0.403</text:p>
              </table:table-cell>
              <table:table-cell office:value-type="float" office:value="-0.130387482620113">
                <text:p>-0.130387482620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3899999999999">
                <text:p>-0.223899999999999</text:p>
              </table:table-cell>
              <table:table-cell office:value-type="float" office:value="-0.37912">
                <text:p>-0.37912</text:p>
              </table:table-cell>
              <table:table-cell office:value-type="float" office:value="-0.113390505107317">
                <text:p>-0.113390505107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94049999999999">
                <text:p>-0.194049999999999</text:p>
              </table:table-cell>
              <table:table-cell office:value-type="float" office:value="-0.35524">
                <text:p>-0.35524</text:p>
              </table:table-cell>
              <table:table-cell office:value-type="float" office:value="-0.0970155068454425">
                <text:p>-0.0970155068454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64199999999999">
                <text:p>-0.164199999999999</text:p>
              </table:table-cell>
              <table:table-cell office:value-type="float" office:value="-0.33136">
                <text:p>-0.33136</text:p>
              </table:table-cell>
              <table:table-cell office:value-type="float" office:value="-0.0811795665274777">
                <text:p>-0.0811795665274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34349999999999">
                <text:p>-0.134349999999999</text:p>
              </table:table-cell>
              <table:table-cell office:value-type="float" office:value="-0.30748">
                <text:p>-0.30748</text:p>
              </table:table-cell>
              <table:table-cell office:value-type="float" office:value="-0.0657997628464104">
                <text:p>-0.0657997628464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04499999999999">
                <text:p>-0.104499999999999</text:p>
              </table:table-cell>
              <table:table-cell office:value-type="float" office:value="-0.2836">
                <text:p>-0.2836</text:p>
              </table:table-cell>
              <table:table-cell office:value-type="float" office:value="-0.0507931744952284">
                <text:p>-0.0507931744952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46499999999995">
                <text:p>-0.0746499999999995</text:p>
              </table:table-cell>
              <table:table-cell office:value-type="float" office:value="-0.25972">
                <text:p>-0.25972</text:p>
              </table:table-cell>
              <table:table-cell office:value-type="float" office:value="-0.0360768801669196">
                <text:p>-0.0360768801669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47999999999995">
                <text:p>-0.0447999999999995</text:p>
              </table:table-cell>
              <table:table-cell office:value-type="float" office:value="-0.23584">
                <text:p>-0.23584</text:p>
              </table:table-cell>
              <table:table-cell office:value-type="float" office:value="-0.021567958554472">
                <text:p>-0.021567958554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49499999999995">
                <text:p>-0.0149499999999995</text:p>
              </table:table-cell>
              <table:table-cell office:value-type="float" office:value="-0.21196">
                <text:p>-0.21196</text:p>
              </table:table-cell>
              <table:table-cell office:value-type="float" office:value="-0.00718348835087333">
                <text:p>-0.00718348835087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9000000000005">
                <text:p>0.0149000000000005</text:p>
              </table:table-cell>
              <table:table-cell office:value-type="float" office:value="0.21192">
                <text:p>0.21192</text:p>
              </table:table-cell>
              <table:table-cell office:value-type="float" office:value="0.00715945175088843">
                <text:p>0.00715945175088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47500000000005">
                <text:p>0.0447500000000005</text:p>
              </table:table-cell>
              <table:table-cell office:value-type="float" office:value="0.2358">
                <text:p>0.2358</text:p>
              </table:table-cell>
              <table:table-cell office:value-type="float" office:value="0.0215437830578254">
                <text:p>0.0215437830578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46000000000005">
                <text:p>0.0746000000000005</text:p>
              </table:table-cell>
              <table:table-cell office:value-type="float" office:value="0.25968">
                <text:p>0.25968</text:p>
              </table:table-cell>
              <table:table-cell office:value-type="float" office:value="0.0360524268769497">
                <text:p>0.0360524268769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450000000001">
                <text:p>0.104450000000001</text:p>
              </table:table-cell>
              <table:table-cell office:value-type="float" office:value="0.28356">
                <text:p>0.28356</text:p>
              </table:table-cell>
              <table:table-cell office:value-type="float" office:value="0.0507683045152735">
                <text:p>0.0507683045152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4300000000001">
                <text:p>0.134300000000001</text:p>
              </table:table-cell>
              <table:table-cell office:value-type="float" office:value="0.30744">
                <text:p>0.30744</text:p>
              </table:table-cell>
              <table:table-cell office:value-type="float" office:value="0.0657743372798089">
                <text:p>0.0657743372798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150000000001">
                <text:p>0.164150000000001</text:p>
              </table:table-cell>
              <table:table-cell office:value-type="float" office:value="0.33132">
                <text:p>0.33132</text:p>
              </table:table-cell>
              <table:table-cell office:value-type="float" office:value="0.0811534464775679">
                <text:p>0.0811534464775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4000000000001">
                <text:p>0.194000000000001</text:p>
              </table:table-cell>
              <table:table-cell office:value-type="float" office:value="0.3552">
                <text:p>0.3552</text:p>
              </table:table-cell>
              <table:table-cell office:value-type="float" office:value="0.0969885534155628">
                <text:p>0.0969885534155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385">
                <text:p>0.22385</text:p>
              </table:table-cell>
              <table:table-cell office:value-type="float" office:value="0.37908">
                <text:p>0.37908</text:p>
              </table:table-cell>
              <table:table-cell office:value-type="float" office:value="0.113362579400805">
                <text:p>0.113362579400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7">
                <text:p>0.2537</text:p>
              </table:table-cell>
              <table:table-cell office:value-type="float" office:value="0.40296">
                <text:p>0.40296</text:p>
              </table:table-cell>
              <table:table-cell office:value-type="float" office:value="0.130358445740308">
                <text:p>0.130358445740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355">
                <text:p>0.28355</text:p>
              </table:table-cell>
              <table:table-cell office:value-type="float" office:value="0.42684">
                <text:p>0.42684</text:p>
              </table:table-cell>
              <table:table-cell office:value-type="float" office:value="0.148059073741083">
                <text:p>0.148059073741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34">
                <text:p>0.3134</text:p>
              </table:table-cell>
              <table:table-cell office:value-type="float" office:value="0.45072">
                <text:p>0.45072</text:p>
              </table:table-cell>
              <table:table-cell office:value-type="float" office:value="0.166547384710142">
                <text:p>0.166547384710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325">
                <text:p>0.34325</text:p>
              </table:table-cell>
              <table:table-cell office:value-type="float" office:value="0.4746">
                <text:p>0.4746</text:p>
              </table:table-cell>
              <table:table-cell office:value-type="float" office:value="0.185906299954498">
                <text:p>0.185906299954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31">
                <text:p>0.3731</text:p>
              </table:table-cell>
              <table:table-cell office:value-type="float" office:value="0.49848">
                <text:p>0.49848</text:p>
              </table:table-cell>
              <table:table-cell office:value-type="float" office:value="0.206218740781162">
                <text:p>0.206218740781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295">
                <text:p>0.40295</text:p>
              </table:table-cell>
              <table:table-cell office:value-type="float" office:value="0.52236">
                <text:p>0.52236</text:p>
              </table:table-cell>
              <table:table-cell office:value-type="float" office:value="0.227567628497147">
                <text:p>0.227567628497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28">
                <text:p>0.4328</text:p>
              </table:table-cell>
              <table:table-cell office:value-type="float" office:value="0.54624">
                <text:p>0.54624</text:p>
              </table:table-cell>
              <table:table-cell office:value-type="float" office:value="0.250035884409464">
                <text:p>0.250035884409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265">
                <text:p>0.46265</text:p>
              </table:table-cell>
              <table:table-cell office:value-type="float" office:value="0.57012">
                <text:p>0.57012</text:p>
              </table:table-cell>
              <table:table-cell office:value-type="float" office:value="0.273706429825126">
                <text:p>0.273706429825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25">
                <text:p>0.4925</text:p>
              </table:table-cell>
              <table:table-cell office:value-type="float" office:value="0.594">
                <text:p>0.594</text:p>
              </table:table-cell>
              <table:table-cell office:value-type="float" office:value="0.298662186051145">
                <text:p>0.298662186051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235">
                <text:p>0.52235</text:p>
              </table:table-cell>
              <table:table-cell office:value-type="float" office:value="0.61788">
                <text:p>0.61788</text:p>
              </table:table-cell>
              <table:table-cell office:value-type="float" office:value="0.324986074394534">
                <text:p>0.324986074394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2200000000001">
                <text:p>0.552200000000001</text:p>
              </table:table-cell>
              <table:table-cell office:value-type="float" office:value="0.64176">
                <text:p>0.64176</text:p>
              </table:table-cell>
              <table:table-cell office:value-type="float" office:value="0.352761016162303">
                <text:p>0.352761016162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205">
                <text:p>0.58205</text:p>
              </table:table-cell>
              <table:table-cell office:value-type="float" office:value="0.66564">
                <text:p>0.66564</text:p>
              </table:table-cell>
              <table:table-cell office:value-type="float" office:value="0.382069932661466">
                <text:p>0.382069932661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900000000001">
                <text:p>0.611900000000001</text:p>
              </table:table-cell>
              <table:table-cell office:value-type="float" office:value="0.68952">
                <text:p>0.68952</text:p>
              </table:table-cell>
              <table:table-cell office:value-type="float" office:value="0.412995745199034">
                <text:p>0.412995745199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1750000000001">
                <text:p>0.641750000000001</text:p>
              </table:table-cell>
              <table:table-cell office:value-type="float" office:value="0.713400000000001">
                <text:p>0.713400000000001</text:p>
              </table:table-cell>
              <table:table-cell office:value-type="float" office:value="0.44562137508202">
                <text:p>0.44562137508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71600000000001">
                <text:p>0.671600000000001</text:p>
              </table:table-cell>
              <table:table-cell office:value-type="float" office:value="0.737280000000001">
                <text:p>0.737280000000001</text:p>
              </table:table-cell>
              <table:table-cell office:value-type="float" office:value="0.480029743617435">
                <text:p>0.480029743617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1450000000001">
                <text:p>0.701450000000001</text:p>
              </table:table-cell>
              <table:table-cell office:value-type="float" office:value="0.76116">
                <text:p>0.76116</text:p>
              </table:table-cell>
              <table:table-cell office:value-type="float" office:value="0.516303772112292">
                <text:p>0.516303772112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1300000000001">
                <text:p>0.731300000000001</text:p>
              </table:table-cell>
              <table:table-cell office:value-type="float" office:value="0.785040000000001">
                <text:p>0.785040000000001</text:p>
              </table:table-cell>
              <table:table-cell office:value-type="float" office:value="0.554526381873603">
                <text:p>0.554526381873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1150000000001">
                <text:p>0.761150000000001</text:p>
              </table:table-cell>
              <table:table-cell office:value-type="float" office:value="0.808920000000001">
                <text:p>0.808920000000001</text:p>
              </table:table-cell>
              <table:table-cell office:value-type="float" office:value="0.59478049420838">
                <text:p>0.59478049420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1000000000001">
                <text:p>0.791000000000001</text:p>
              </table:table-cell>
              <table:table-cell office:value-type="float" office:value="0.832800000000001">
                <text:p>0.832800000000001</text:p>
              </table:table-cell>
              <table:table-cell office:value-type="float" office:value="0.637149030423635">
                <text:p>0.637149030423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0850000000001">
                <text:p>0.820850000000001</text:p>
              </table:table-cell>
              <table:table-cell office:value-type="float" office:value="0.856680000000001">
                <text:p>0.856680000000001</text:p>
              </table:table-cell>
              <table:table-cell office:value-type="float" office:value="0.68171491182638">
                <text:p>0.681714911826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0700000000001">
                <text:p>0.850700000000001</text:p>
              </table:table-cell>
              <table:table-cell office:value-type="float" office:value="0.880560000000001">
                <text:p>0.880560000000001</text:p>
              </table:table-cell>
              <table:table-cell office:value-type="float" office:value="0.728561059723628">
                <text:p>0.728561059723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0550000000001">
                <text:p>0.880550000000001</text:p>
              </table:table-cell>
              <table:table-cell office:value-type="float" office:value="0.904440000000001">
                <text:p>0.904440000000001</text:p>
              </table:table-cell>
              <table:table-cell office:value-type="float" office:value="0.77777039542239">
                <text:p>0.77777039542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400000000001">
                <text:p>0.910400000000001</text:p>
              </table:table-cell>
              <table:table-cell office:value-type="float" office:value="0.928320000000001">
                <text:p>0.928320000000001</text:p>
              </table:table-cell>
              <table:table-cell office:value-type="float" office:value="0.829425840229678">
                <text:p>0.829425840229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0250000000001">
                <text:p>0.940250000000001</text:p>
              </table:table-cell>
              <table:table-cell office:value-type="float" office:value="0.952200000000001">
                <text:p>0.952200000000001</text:p>
              </table:table-cell>
              <table:table-cell office:value-type="float" office:value="0.883610315452506">
                <text:p>0.883610315452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0100000000001">
                <text:p>0.970100000000001</text:p>
              </table:table-cell>
              <table:table-cell office:value-type="float" office:value="0.976080000000001">
                <text:p>0.976080000000001</text:p>
              </table:table-cell>
              <table:table-cell office:value-type="float" office:value="0.940406742397884">
                <text:p>0.940406742397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950000000001">
                <text:p>0.999950000000001</text:p>
              </table:table-cell>
              <table:table-cell office:value-type="float" office:value="0.999960000000001">
                <text:p>0.999960000000001</text:p>
              </table:table-cell>
              <table:table-cell office:value-type="float" office:value="0.999898042372825">
                <text:p>0.999898042372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